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95cm" fo:margin-left="0cm" fo:margin-right="-0.005cm" table:align="margins"/>
    </style:style>
    <style:style style:name="Таблица2.A" style:family="table-column">
      <style:table-column-properties style:column-width="3.387cm" style:rel-column-width="12614*"/>
    </style:style>
    <style:style style:name="Таблица2.B" style:family="table-column">
      <style:table-column-properties style:column-width="4.736cm" style:rel-column-width="17640*"/>
    </style:style>
    <style:style style:name="Таблица2.C" style:family="table-column">
      <style:table-column-properties style:column-width="9.472cm" style:rel-column-width="35281*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weight="normal" fo:background-color="transparent" style:font-weight-asian="normal" style:font-weight-complex="normal"/>
    </style:style>
    <style:style style:name="P11" style:family="paragraph" style:parent-style-name="Text_20_body">
      <style:text-properties fo:language="ru" fo:country="RU" fo:background-color="transparent"/>
    </style:style>
    <style:style style:name="P12" style:family="paragraph" style:parent-style-name="Text_20_body">
      <style:text-properties style:font-name="Courier New"/>
    </style:style>
    <style:style style:name="P13" style:family="paragraph" style:parent-style-name="Text_20_body">
      <style:text-properties style:font-name="Courier New" fo:language="en" fo:country="US"/>
    </style:style>
    <style:style style:name="P14" style:family="paragraph" style:parent-style-name="Text_20_body">
      <style:text-properties fo:color="#990000"/>
    </style:style>
    <style:style style:name="P15" style:family="paragraph" style:parent-style-name="Text_20_body">
      <style:text-properties fo:color="#990000" fo:language="ru" fo:country="RU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Subtitle">
      <style:paragraph-properties fo:text-align="start" style:justify-single-word="false"/>
    </style:style>
    <style:style style:name="P18" style:family="paragraph" style:parent-style-name="Title">
      <style:paragraph-properties fo:text-align="start" style:justify-single-word="false"/>
    </style:style>
    <style:style style:name="P19" style:family="paragraph" style:parent-style-name="Table_20_Contents">
      <style:text-properties style:use-window-font-color="true"/>
    </style:style>
    <style:style style:name="P20" style:family="paragraph" style:parent-style-name="Table_20_Contents">
      <style:text-properties style:use-window-font-color="true"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22" style:family="paragraph" style:parent-style-name="Table_20_Contents">
      <style:text-properties fo:language="en" fo:country="US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5" style:family="paragraph" style:parent-style-name="Table_20_Contents">
      <style:text-properties fo:color="#cc0000"/>
    </style:style>
    <style:style style:name="P26" style:family="paragraph" style:parent-style-name="Table_20_Contents">
      <style:text-properties fo:color="#cc0000" fo:language="ru" fo:country="RU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1" style:family="paragraph" style:parent-style-name="Heading_20_3">
      <style:text-properties fo:language="ru" fo:country="RU"/>
    </style:style>
    <style:style style:name="P32" style:family="paragraph" style:parent-style-name="Heading_20_3">
      <style:text-properties fo:language="ru" fo:country="RU" fo:font-weight="bold" style:font-weight-asian="bold" style:font-weight-complex="bold"/>
    </style:style>
    <style:style style:name="P33" style:family="paragraph" style:parent-style-name="Table_20_Contents" style:list-style-name="L2">
      <style:text-properties fo:language="en" fo:country="US"/>
    </style:style>
    <style:style style:name="P34" style:family="paragraph" style:parent-style-name="Table_20_Contents" style:list-style-name="L3">
      <style:text-properties fo:language="en" fo:country="US"/>
    </style:style>
    <style:style style:name="P35" style:family="paragraph" style:parent-style-name="Table_20_Contents" style:list-style-name="L24">
      <style:text-properties fo:language="en" fo:country="US"/>
    </style:style>
    <style:style style:name="P36" style:family="paragraph" style:parent-style-name="Table_20_Contents" style:list-style-name="L3">
      <style:text-properties style:use-window-font-color="true" fo:language="en" fo:country="US"/>
    </style:style>
    <style:style style:name="P37" style:family="paragraph" style:parent-style-name="Table_20_Contents" style:list-style-name="L3">
      <style:text-properties fo:color="#ce181e" fo:language="en" fo:country="US"/>
    </style:style>
    <style:style style:name="P38" style:family="paragraph" style:parent-style-name="Table_20_Contents" style:list-style-name="L24">
      <style:text-properties fo:language="ru" fo:country="RU"/>
    </style:style>
    <style:style style:name="P39" style:family="paragraph" style:parent-style-name="Table_20_Contents" style:list-style-name="L24">
      <style:text-properties fo:color="#006600"/>
    </style:style>
    <style:style style:name="P40" style:family="paragraph" style:parent-style-name="Table_20_Contents" style:list-style-name="L24">
      <style:text-properties fo:color="#006600" fo:language="en" fo:country="US"/>
    </style:style>
    <style:style style:name="P41" style:family="paragraph" style:parent-style-name="Table_20_Contents" style:list-style-name="L25">
      <style:text-properties fo:color="#006600" fo:language="en" fo:country="US"/>
    </style:style>
    <style:style style:name="P42" style:family="paragraph" style:parent-style-name="Table_20_Contents" style:list-style-name="L25"/>
    <style:style style:name="P43" style:family="paragraph" style:parent-style-name="Heading_20_2">
      <style:text-properties fo:language="ru" fo:country="RU"/>
    </style:style>
    <style:style style:name="P44" style:family="paragraph" style:parent-style-name="Text_20_body" style:list-style-name="L1"/>
    <style:style style:name="P45" style:family="paragraph" style:parent-style-name="Text_20_body" style:list-style-name="L4"/>
    <style:style style:name="P46" style:family="paragraph" style:parent-style-name="Text_20_body" style:list-style-name="L4">
      <style:text-properties fo:language="ru" fo:country="RU"/>
    </style:style>
    <style:style style:name="P47" style:family="paragraph" style:parent-style-name="Text_20_body" style:list-style-name="L6">
      <style:text-properties fo:language="ru" fo:country="RU"/>
    </style:style>
    <style:style style:name="P48" style:family="paragraph" style:parent-style-name="Text_20_body" style:list-style-name="L7">
      <style:text-properties fo:language="ru" fo:country="RU"/>
    </style:style>
    <style:style style:name="P49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50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51" style:family="paragraph" style:parent-style-name="Text_20_body" style:list-style-name="L10">
      <style:text-properties fo:language="ru" fo:country="RU" fo:font-weight="normal" style:font-weight-asian="normal" style:font-weight-complex="normal"/>
    </style:style>
    <style:style style:name="P52" style:family="paragraph" style:parent-style-name="Text_20_body" style:list-style-name="L11">
      <style:text-properties fo:language="ru" fo:country="RU" fo:font-weight="normal" style:font-weight-asian="normal" style:font-weight-complex="normal"/>
    </style:style>
    <style:style style:name="P53" style:family="paragraph" style:parent-style-name="Text_20_body" style:list-style-name="L22">
      <style:text-properties fo:language="ru" fo:country="RU" fo:font-weight="normal" fo:background-color="transparent" style:font-weight-asian="normal" style:font-weight-complex="normal"/>
    </style:style>
    <style:style style:name="P54" style:family="paragraph" style:parent-style-name="Text_20_body" style:list-style-name="L13">
      <style:text-properties fo:language="ru" fo:country="RU"/>
    </style:style>
    <style:style style:name="P55" style:family="paragraph" style:parent-style-name="Text_20_body" style:list-style-name="L14">
      <style:text-properties fo:language="ru" fo:country="RU"/>
    </style:style>
    <style:style style:name="P56" style:family="paragraph" style:parent-style-name="Text_20_body" style:list-style-name="L20">
      <style:text-properties fo:language="ru" fo:country="RU"/>
    </style:style>
    <style:style style:name="P57" style:family="paragraph" style:parent-style-name="Text_20_body" style:list-style-name="L21">
      <style:text-properties fo:language="ru" fo:country="RU"/>
    </style:style>
    <style:style style:name="P58" style:family="paragraph" style:parent-style-name="Text_20_body" style:list-style-name="L23">
      <style:text-properties fo:language="ru" fo:country="RU" fo:background-color="transparent"/>
    </style:style>
    <style:style style:name="P59" style:family="paragraph" style:parent-style-name="Text_20_body" style:list-style-name="L24">
      <style:text-properties fo:language="ru" fo:country="RU"/>
    </style:style>
    <style:style style:name="P60" style:family="paragraph" style:parent-style-name="Text_20_body" style:list-style-name="L5"/>
    <style:style style:name="P61" style:family="paragraph" style:parent-style-name="Text_20_body" style:list-style-name="L5">
      <style:text-properties fo:language="en" fo:country="US"/>
    </style:style>
    <style:style style:name="P62" style:family="paragraph" style:parent-style-name="Text_20_body" style:list-style-name="L21">
      <style:text-properties fo:language="en" fo:country="US"/>
    </style:style>
    <style:style style:name="P63" style:family="paragraph" style:parent-style-name="Text_20_body" style:list-style-name="L23">
      <style:text-properties fo:language="en" fo:country="US" fo:background-color="transparent"/>
    </style:style>
    <style:style style:name="P64" style:family="paragraph" style:parent-style-name="Text_20_body" style:list-style-name="L23">
      <style:text-properties fo:language="en" fo:country="US"/>
    </style:style>
    <style:style style:name="P65" style:family="paragraph" style:parent-style-name="Text_20_body" style:list-style-name="L8"/>
    <style:style style:name="P66" style:family="paragraph" style:parent-style-name="Text_20_body" style:list-style-name="L12"/>
    <style:style style:name="P67" style:family="paragraph" style:parent-style-name="Text_20_body" style:list-style-name="L15"/>
    <style:style style:name="P68" style:family="paragraph" style:parent-style-name="Text_20_body" style:list-style-name="L16"/>
    <style:style style:name="P69" style:family="paragraph" style:parent-style-name="Text_20_body" style:list-style-name="L17"/>
    <style:style style:name="P70" style:family="paragraph" style:parent-style-name="Text_20_body" style:list-style-name="L18"/>
    <style:style style:name="P71" style:family="paragraph" style:parent-style-name="Text_20_body" style:list-style-name="L19"/>
    <style:style style:name="P72" style:family="paragraph" style:parent-style-name="Text_20_body" style:list-style-name="L20">
      <style:text-properties fo:color="#800000" fo:language="en" fo:country="US"/>
    </style:style>
    <style:style style:name="P73" style:family="paragraph" style:parent-style-name="Text_20_body" style:list-style-name="L23"/>
    <style:style style:name="P74" style:family="paragraph" style:parent-style-name="Text_20_body" style:list-style-name="L24"/>
    <style:style style:name="P75" style:family="paragraph" style:parent-style-name="Text_20_body" style:list-style-name="L24">
      <style:text-properties fo:color="#990000" fo:language="ru" fo:country="RU"/>
    </style:style>
    <style:style style:name="P76" style:family="paragraph" style:parent-style-name="Text_20_body" style:list-style-name="L24">
      <style:text-properties fo:color="#006600" fo:language="ru" fo:country="RU"/>
    </style:style>
    <style:style style:name="P77" style:family="paragraph" style:parent-style-name="Text_20_body" style:list-style-name="L24">
      <style:text-properties fo:color="#006600" fo:language="ru" fo:country="RU" fo:background-color="transparent"/>
    </style:style>
    <style:style style:name="P78" style:family="paragraph" style:parent-style-name="Text_20_body" style:list-style-name="L24">
      <style:text-properties fo:color="#006600" fo:language="en" fo:country="US"/>
    </style:style>
    <style:style style:name="P79" style:family="paragraph" style:parent-style-name="Text_20_body" style:list-style-name="L25">
      <style:text-properties fo:color="#006600"/>
    </style:style>
    <style:style style:name="P80" style:family="paragraph" style:parent-style-name="Text_20_body" style:list-style-name="L24">
      <style:text-properties style:use-window-font-color="true" fo:language="ru" fo:country="RU" fo:background-color="transparent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background-color="transparent"/>
    </style:style>
    <style:style style:name="T10" style:family="text">
      <style:text-properties fo:language="en" fo:country="US" fo:background-color="#ffff00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background-color="transparen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language="ru" fo:country="RU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ce181e" fo:language="en" fo:country="US"/>
    </style:style>
    <style:style style:name="T19" style:family="text">
      <style:text-properties fo:color="#ce181e" fo:language="ru" fo:country="RU"/>
    </style:style>
    <style:style style:name="T20" style:family="text">
      <style:text-properties fo:color="#cc0000"/>
    </style:style>
    <style:style style:name="T21" style:family="text">
      <style:text-properties fo:color="#990000"/>
    </style:style>
    <style:style style:name="T22" style:family="text">
      <style:text-properties fo:color="#990000" fo:language="en" fo:country="US"/>
    </style:style>
    <style:style style:name="T23" style:family="text">
      <style:text-properties fo:color="#990000" fo:language="ru" fo:country="RU"/>
    </style:style>
    <style:style style:name="T24" style:family="text">
      <style:text-properties style:font-name="Courier New" fo:language="en" fo:country="US"/>
    </style:style>
    <style:style style:name="T25" style:family="text">
      <style:text-properties style:font-name="Courier New" fo:language="en" fo:country="US" fo:font-weight="bold" style:font-weight-asian="bold" style:font-weight-complex="bold"/>
    </style:style>
    <style:style style:name="T26" style:family="text">
      <style:text-properties style:font-name="Courier New" fo:language="ru" fo:country="RU"/>
    </style:style>
    <style:style style:name="T27" style:family="text">
      <style:text-properties style:font-name="Courier New" fo:language="ru" fo:country="RU" fo:font-weight="bold" style:font-weight-asian="bold" style:font-weight-complex="bold"/>
    </style:style>
    <style:style style:name="T28" style:family="text">
      <style:text-properties fo:color="#006600"/>
    </style:style>
    <style:style style:name="T29" style:family="text">
      <style:text-properties fo:color="#006600" fo:language="en" fo:country="US"/>
    </style:style>
    <style:style style:name="T30" style:family="text">
      <style:text-properties fo:color="#006600" fo:language="ru" fo:country="RU"/>
    </style:style>
    <style:style style:name="T31" style:family="text">
      <style:text-properties fo:background-color="transparent"/>
    </style:style>
    <style:style style:name="T32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2-Droid</text:p>
      <text:p text:style-name="P17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9"><text:a xlink:type="simple" xlink:href="#__RefHeading__918_844476280" text:style-name="Index_20_Link" text:visited-style-name="Index_20_Link">Общая информация<text:tab/>2</text:a></text:p>
          <text:p text:style-name="P29"><text:a xlink:type="simple" xlink:href="#__RefHeading__925_844476280" text:style-name="Index_20_Link" text:visited-style-name="Index_20_Link">Условные обозначения<text:tab/>2</text:a></text:p>
          <text:p text:style-name="P29"><text:a xlink:type="simple" xlink:href="#__RefHeading__1145_712231932" text:style-name="Index_20_Link" text:visited-style-name="Index_20_Link">Расположение журналов<text:tab/>2</text:a></text:p>
          <text:p text:style-name="P29"><text:a xlink:type="simple" xlink:href="#__RefHeading__920_844476280" text:style-name="Index_20_Link" text:visited-style-name="Index_20_Link">Структуры данных<text:tab/>2</text:a></text:p>
          <text:p text:style-name="P28"><text:a xlink:type="simple" xlink:href="#__RefHeading__2836_1359725640" text:style-name="Index_20_Link" text:visited-style-name="Index_20_Link">Принципы доступа к данным<text:tab/>2</text:a></text:p>
          <text:p text:style-name="P28"><text:a xlink:type="simple" xlink:href="#__RefHeading__933_844476280" text:style-name="Index_20_Link" text:visited-style-name="Index_20_Link">Bitfield — Битовые поля флагов<text:tab/>3</text:a></text:p>
          <text:p text:style-name="P28"><text:a xlink:type="simple" xlink:href="#__RefHeading__1147_712231932" text:style-name="Index_20_Link" text:visited-style-name="Index_20_Link">Table - Таблицы<text:tab/>3</text:a></text:p>
          <text:p text:style-name="P28"><text:a xlink:type="simple" xlink:href="#__RefHeading__1149_712231932" text:style-name="Index_20_Link" text:visited-style-name="Index_20_Link">2DArray — двумерные массивы<text:tab/>4</text:a></text:p>
          <text:p text:style-name="P28"><text:a xlink:type="simple" xlink:href="#__RefHeading___Toc2448_4270951590" text:style-name="Index_20_Link" text:visited-style-name="Index_20_Link">GlobalConfig - Глобальные настройки<text:tab/>4</text:a></text:p>
          <text:p text:style-name="P28"><text:a xlink:type="simple" xlink:href="#__RefHeading__1161_712231932" text:style-name="Index_20_Link" text:visited-style-name="Index_20_Link">ShipStruct — Конфигурация корабля<text:tab/>5</text:a></text:p>
          <text:p text:style-name="P28"><text:a xlink:type="simple" xlink:href="#__RefHeading__975_1173807053" text:style-name="Index_20_Link" text:visited-style-name="Index_20_Link">ShipTemplateStruct — Шаблон корабля<text:tab/>6</text:a></text:p>
          <text:p text:style-name="P28"><text:a xlink:type="simple" xlink:href="#__RefHeading__2971_216272226" text:style-name="Index_20_Link" text:visited-style-name="Index_20_Link">StatStruct – Статистика<text:tab/>6</text:a></text:p>
          <text:p text:style-name="P28"><text:a xlink:type="simple" xlink:href="#__RefHeading__941_844476280" text:style-name="Index_20_Link" text:visited-style-name="Index_20_Link">WareRatingStruct — Рейтинг товара<text:tab/>7</text:a></text:p>
          <text:p text:style-name="P28"><text:a xlink:type="simple" xlink:href="#__RefHeading__922_844476280" text:style-name="Index_20_Link" text:visited-style-name="Index_20_Link">WareStruct — Параметры товара<text:tab/>7</text:a></text:p>
          <text:p text:style-name="P28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9"><text:a xlink:type="simple" xlink:href="#__RefHeading__1151_712231932" text:style-name="Index_20_Link" text:visited-style-name="Index_20_Link">Алгоритмы работы программ<text:tab/>9</text:a></text:p>
          <text:p text:style-name="P28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30"><text:a xlink:type="simple" xlink:href="#__RefHeading__1227_1613864034" text:style-name="Index_20_Link" text:visited-style-name="Index_20_Link">Версия 3.02<text:tab/>10</text:a></text:p>
          <text:p text:style-name="P30"><text:a xlink:type="simple" xlink:href="#__RefHeading___Toc2192_265672554" text:style-name="Index_20_Link" text:visited-style-name="Index_20_Link">Защитный маневр<text:tab/>10</text:a></text:p>
          <text:p text:style-name="P30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30"><text:a xlink:type="simple" xlink:href="#__RefHeading___Toc2196_265672554" text:style-name="Index_20_Link" text:visited-style-name="Index_20_Link">Соседний сектор (Next Sector)<text:tab/>11</text:a></text:p>
          <text:p text:style-name="P30"><text:a xlink:type="simple" xlink:href="#__RefHeading___Toc2198_265672554" text:style-name="Index_20_Link" text:visited-style-name="Index_20_Link">Последний шанс (Last Chance)<text:tab/>11</text:a></text:p>
          <text:p text:style-name="P30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30"><text:a xlink:type="simple" xlink:href="#__RefHeading___Toc2202_265672554" text:style-name="Index_20_Link" text:visited-style-name="Index_20_Link">Доступен прыжок в соседний сектор (Jump Next)<text:tab/>12</text:a></text:p>
          <text:p text:style-name="P30"><text:a xlink:type="simple" xlink:href="#__RefHeading___Toc2204_265672554" text:style-name="Index_20_Link" text:visited-style-name="Index_20_Link">Используемые переменные<text:tab/>12</text:a></text:p>
          <text:p text:style-name="P30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30"><text:a xlink:type="simple" xlink:href="#__RefHeading___Toc2208_265672554" text:style-name="Index_20_Link" text:visited-style-name="Index_20_Link">Тест-кейсы<text:tab/>13</text:a></text:p>
          <text:p text:style-name="P28"><text:a xlink:type="simple" xlink:href="#__RefHeading___Toc2452_4270951590" text:style-name="Index_20_Link" text:visited-style-name="Index_20_Link">Навигационная программа<text:tab/>14</text:a></text:p>
          <text:p text:style-name="P28"><text:a xlink:type="simple" xlink:href="#__RefHeading__2466_2044843841" text:style-name="Index_20_Link" text:visited-style-name="Index_20_Link">Торговля и обмен товарами<text:tab/>14</text:a></text:p>
          <text:p text:style-name="P30"><text:a xlink:type="simple" xlink:href="#__RefHeading__2468_2044843841" text:style-name="Index_20_Link" text:visited-style-name="Index_20_Link">Как корабли торгуют между собой<text:tab/>15</text:a></text:p>
          <text:p text:style-name="P30"><text:a xlink:type="simple" xlink:href="#__RefHeading__2988_112787359" text:style-name="Index_20_Link" text:visited-style-name="Index_20_Link">Товарный лимит трюма<text:tab/>15</text:a></text:p>
          <text:p text:style-name="P30"><text:a xlink:type="simple" xlink:href="#__RefHeading__2470_2044843841" text:style-name="Index_20_Link" text:visited-style-name="Index_20_Link">Валидация контрагентов (функция 610)<text:tab/>17</text:a></text:p>
          <text:p text:style-name="P30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30"><text:a xlink:type="simple" xlink:href="#__RefHeading__3378_1980337750" text:style-name="Index_20_Link" text:visited-style-name="Index_20_Link">Определение партии на покупку (функция 604)<text:tab/>21</text:a></text:p>
          <text:p text:style-name="P30"><text:a xlink:type="simple" xlink:href="#__RefHeading__3292_1189012309" text:style-name="Index_20_Link" text:visited-style-name="Index_20_Link">Определение партии на продажу (функция 605)<text:tab/>22</text:a></text:p>
          <text:p text:style-name="P30"><text:a xlink:type="simple" xlink:href="#__RefHeading__2986_112787359" text:style-name="Index_20_Link" text:visited-style-name="Index_20_Link">Отбор контрагентов рабочей области (функция 611)<text:tab/>22</text:a></text:p>
          <text:p text:style-name="P28"><text:a xlink:type="simple" xlink:href="#__RefHeading__1153_712231932" text:style-name="Index_20_Link" text:visited-style-name="Index_20_Link">Программы Начальник техотдела и Техник<text:tab/>23</text:a></text:p>
          <text:p text:style-name="P30"><text:a xlink:type="simple" xlink:href="#__RefHeading__1155_712231932" text:style-name="Index_20_Link" text:visited-style-name="Index_20_Link">Условные обозначения в именах кораблей<text:tab/>24</text:a></text:p>
          <text:p text:style-name="P30"><text:a xlink:type="simple" xlink:href="#__RefHeading__1157_712231932" text:style-name="Index_20_Link" text:visited-style-name="Index_20_Link">Переоборудование кораблей<text:tab/>25</text:a></text:p>
          <text:p text:style-name="P30"><text:soft-page-break/><text:a xlink:type="simple" xlink:href="#__RefHeading__1159_712231932" text:style-name="Index_20_Link" text:visited-style-name="Index_20_Link">Ремонт в доке<text:tab/>26</text:a></text:p>
          <text:p text:style-name="P29"><text:a xlink:type="simple" xlink:href="#__RefHeading__2474_2044843841" text:style-name="Index_20_Link" text:visited-style-name="Index_20_Link">Дорожная карта<text:tab/>26</text:a></text:p>
          <text:p text:style-name="P29"><text:a xlink:type="simple" xlink:href="#__RefHeading__3380_1980337750" text:style-name="Index_20_Link" text:visited-style-name="Index_20_Link">Тестирование на утечки памяти <text:tab/>27</text:a></text:p>
          <text:p text:style-name="P29"><text:a xlink:type="simple" xlink:href="#__RefHeading__979_1173807053" text:style-name="Index_20_Link" text:visited-style-name="Index_20_Link">TODO<text:tab/>31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20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11">ведет журнал, который позволяет отслеживать принимаемые программой решения и выполняемые действия. </text:span><text:span text:style-name="T11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11">домашней директории.</text:span></text:p>
      <text:p text:style-name="Text_20_body">Для <text:span text:style-name="T5">Windows </text:span><text:span text:style-name="T11">версии журналы находятся в папке </text:span><text:span text:style-name="T5">Documents\Egosoft\X3AP </text:span><text:span text:style-name="T11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43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<text:soft-page-break/>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11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2"><text:span text:style-name="T5"><text:tab/></text:span><text:span text:style-name="T7">$c&lt;STRUCT&gt;.&lt;FIELD&gt;</text:span></text:p>
      <text:p text:style-name="Text_20_body"><text:span text:style-name="T11">где </text:span><text:span text:style-name="T5">&lt;STRUCT&gt; – </text:span><text:span text:style-name="T11">идентификатор структуры, </text:span><text:span text:style-name="T5">&lt;FIELD&gt; – </text:span><text:span text:style-name="T11">идентификатор поля структуры. Например,</text:span></text:p>
      <text:p text:style-name="Text_20_body"><text:span text:style-name="T27"><text:tab/></text:span><text:span text:style-name="T25">$cWareStr.sellPrice</text:span></text:p>
      <text:p text:style-name="Text_20_body"><text:span text:style-name="T5">м</text:span><text:span text:style-name="T11">ожет использоваться для ссылки на цену реализации товара в структуре типа </text:span><text:span text:style-name="T5">WareStruct, </text:span><text:span text:style-name="T11">а</text:span></text:p>
      <text:p text:style-name="Text_20_body"><text:span text:style-name="T27"><text:tab/></text:span><text:span text:style-name="T25">$cWareStr.buyPrice</text:span></text:p>
      <text:p text:style-name="Text_20_body"><text:span text:style-name="T11">то же самое, но в отношении закупочной цены</text:span><text:span text:style-name="T5">. </text:span><text:span text:style-name="T11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<text:soft-page-break/>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11">Глобальные настройки </text:span><text:span text:style-name="T5">T2-Droid </text:span><text:span text:style-name="T11">хранятся в виде массива в глобальной переменной «</text:span><text:span text:style-name="T5">wwsl.T2.global</text:span><text:span text:style-name="T11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22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22">1</text:p>
          </table:table-cell>
          <table:table-cell table:style-name="GlobalConfig.A2" office:value-type="string">
            <text:p text:style-name="P22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22">2</text:p>
          </table:table-cell>
          <table:table-cell table:style-name="GlobalConfig.A2" office:value-type="string">
            <text:p text:style-name="P22">Array</text:p>
          </table:table-cell>
          <table:table-cell table:style-name="GlobalConfig.C2" office:value-type="string">
            <text:p text:style-name="Table_20_Contents">Массив <text:span text:style-name="T18">Program → Ship index, </text:span><text:span text:style-name="T19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22">3</text:p>
          </table:table-cell>
          <table:table-cell table:style-name="GlobalConfig.A2" office:value-type="string">
            <text:p text:style-name="P22">Boolean</text:p>
          </table:table-cell>
          <table:table-cell table:style-name="GlobalConfig.C2" office:value-type="string">
            <text:p text:style-name="P22">TRUE, <text:span text:style-name="T11">если открыто меню глобальных настроек. </text:span><text:span text:style-name="T11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22">4</text:p>
          </table:table-cell>
          <table:table-cell table:style-name="GlobalConfig.A2" office:value-type="string">
            <text:p text:style-name="P22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11">включить журнал навигатора; </text:span><text:span text:style-name="T5">2 – </text:span><text:span text:style-name="T11">включить журнал установки и обновления; </text:span><text:span text:style-name="T5">4 – </text:span><text:span text:style-name="T5">о</text:span><text:span text:style-name="T11">тображать в меню</text:span><text:span text:style-name="T11"> дополнительные отладочные опции; </text:span><text:span text:style-name="T5">8 – </text:span><text:span text:style-name="T11">включить торговый журнал; </text:span><text:span text:style-name="T5">16 – </text:span><text:span text:style-name="T11">включить журнал валидации контрагентов; </text:span><text:span text:style-name="T5">32 – </text:span><text:span text:style-name="T11">включить журнал обработки сигналов; </text:span><text:span text:style-name="T5">64 – </text:span><text:span text:style-name="T11">включить журнал вызовов функций (много данных); </text:span><text:span text:style-name="T11">128 — включить боевой журнал;</text:span>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22">5</text:p>
          </table:table-cell>
          <table:table-cell table:style-name="GlobalConfig.A2" office:value-type="string">
            <text:p text:style-name="P22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22">6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able:table-row table:style-name="GlobalConfig.1">
          <table:table-cell table:style-name="GlobalConfig.A2" office:value-type="string">
            <text:p text:style-name="P22">7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22">8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22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11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11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5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5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22">11</text:p>
          </table:table-cell>
          <table:table-cell table:style-name="ShipStruct-3_5f_01.A2" office:value-type="string">
            <text:p text:style-name="P22">Table(2)</text:p>
          </table:table-cell>
          <table:table-cell table:style-name="ShipStruct-3_5f_01.C2" office:value-type="string">
            <text:p text:style-name="P25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11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22">12</text:p>
          </table:table-cell>
          <table:table-cell table:style-name="ShipStruct-3_5f_01.A2" office:value-type="string">
            <text:p text:style-name="P22">Table(2)</text:p>
          </table:table-cell>
          <table:table-cell table:style-name="ShipStruct-3_5f_01.C2" office:value-type="string">
            <text:p text:style-name="P25"><text:span text:style-name="T5">ProgData. </text:span>Таблица параметров программ.</text:p>
          </table:table-cell>
        </table:table-row>
      </table:table>
      <text:p text:style-name="Text_20_body"/>
      <text:p text:style-name="P16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<text:soft-page-break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22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6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11">Статистика</text:span><text:bookmark-end text:name="__RefHeading__2971_216272226"/></text:h>
      <text:p text:style-name="P6">StatStruct – <text:span text:style-name="T11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7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22">0</text:p>
          </table:table-cell>
          <table:table-cell table:style-name="Таблица1.B2" office:value-type="string">
            <text:p text:style-name="P22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22">1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ext:soft-page-break/>
        <table:table-row>
          <table:table-cell table:style-name="Таблица1.A2" office:value-type="float" office:value="2">
            <text:p text:style-name="P22">2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22">3</text:p>
          </table:table-cell>
          <table:table-cell table:style-name="Таблица1.B2" office:value-type="string">
            <text:p text:style-name="P22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22">4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able:table-row>
          <table:table-cell table:style-name="Таблица1.A2" office:value-type="float" office:value="5">
            <text:p text:style-name="P22">5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22">6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22">7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22">8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22">9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3">10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9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ext:soft-page-break/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, BP. </text:span><text:span text:style-name="T11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, SP. </text:span>Минимальная цена реализации. Null — реализация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, MTB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4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, MTS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4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9"><text:span text:style-name="T5">SellerStorageMinLimit, SSML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21"><text:span text:style-name="T5">BuyerStorageMaxLimit, BSML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22">8</text:p>
          </table:table-cell>
          <table:table-cell table:style-name="WareStruct-3_5f_01.A2" office:value-type="string">
            <text:p text:style-name="P22">Int or null</text:p>
          </table:table-cell>
          <table:table-cell table:style-name="WareStruct-3_5f_01.C2" office:value-type="string">
            <text:p text:style-name="P24"><text:span text:style-name="T5">Ware Amount Limit, WAL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11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22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1437317270495159771" text:style-name="L1">
        <text:list-item>
          <text:p text:style-name="P44">SP1 - Корабль скрылся на станции</text:p>
        </text:list-item>
        <text:list-item>
          <text:p text:style-name="P44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<text:soft-page-break/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22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22">Move Locally</text:p>
          </table:table-cell>
          <table:table-cell table:style-name="SignalAttackedLogicStates.A2" office:value-type="string">
            <text:p text:style-name="P23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22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22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11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11">ключевые</text:span> <text:span text:style-name="T11">моменты алгоритма</text:span>.</text:p>
      <text:h text:style-name="Heading_20_3" text:outline-level="3"><text:bookmark-start text:name="__RefHeading___Toc2192_265672554"/><text:span text:style-name="T11">З</text:span><text:span text:style-name="T11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11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11">ему </text:span><text:span text:style-name="T11">будет практически невозможно, так как </text:span><text:span text:style-name="T11">для возвращения на курс будет уходить слишком много времени. </text:span><text:span text:style-name="T11">В связи с этим, необходимо выполнять дополнительную фильтрацию входящих сигналов по </text:span><text:span text:style-name="T11">некоторым условиям</text:span><text:span text:style-name="T11">.</text:span></text:p>
      <text:p text:style-name="Text_20_body"><text:span text:style-name="T11">К</text:span><text:span text:style-name="T11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11">По этому придется использовать некое усредненное значение — </text:span><text:span text:style-name="T11">3</text:span><text:span text:style-name="T5"> </text:span><text:span text:style-name="T11">об./мин., </text:span><text:span text:style-name="T11">что характерно для кораблей класса </text:span><text:span text:style-name="T5">TS.</text:span><text:span text:style-name="T11"> </text:span><text:span text:style-name="T11">Что бы развернуться в противоположную сторону такому кораблю понадобится </text:span><text:span text:style-name="T5">20</text:span><text:span text:style-name="T11"> секунд. </text:span><text:span text:style-name="T11">Так же нам известна максимальная продолжительность маневра </text:span><text:soft-page-break/><text:span text:style-name="T11">уклонения, которая составляет 10 секунд. </text:span><text:span text:style-name="T11">Это значит, что за время маневра корабль отклонится от курса максимум на </text:span><text:span text:style-name="T11">5</text:span><text:span text:style-name="T5">0</text:span><text:span text:style-name="T5">%. </text:span><text:span text:style-name="T11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pan text:style-name="T11">времени что бы следовать установленным курсом.</text:span><text:span text:style-name="T11"> </text:span><text:span text:style-name="T11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11">К</text:span><text:span text:style-name="T11">онтрольная зона </text:span><text:span text:style-name="T11">и статус агрессора</text:span><text:bookmark-end text:name="__RefHeading___Toc2194_265672554"/></text:h>
      <text:p text:style-name="P3"><text:span text:style-name="T11">Контрольная зона — это область</text:span><text:span text:style-name="T11">, которая </text:span><text:span text:style-name="T11">просматривается программой </text:span><text:span text:style-name="T11">для</text:span><text:span text:style-name="T11"> определения статуса агрессора. В данной версии контрольная зона </text:span><text:span text:style-name="T11">определяется текущим сектором и всеми смежными с ним секторами. Когда корабль находится на точке </text:span><text:span text:style-name="T5">SP1,</text:span><text:span text:style-name="T11"> </text:span><text:span text:style-name="T11">начал двигаться</text:span><text:span text:style-name="T11"> </text:span><text:span text:style-name="T11">к точке </text:span><text:span text:style-name="T5">SP2 </text:span><text:span text:style-name="T11">или уже находится на ней</text:span><text:span text:style-name="T5">, </text:span><text:span text:style-name="T11">программа</text:span><text:span text:style-name="T11"> ожидает изменение статуса агрессора. </text:span><text:span text:style-name="T11">Если агрессор уничтожен или покинул контрольную зону, режим тревоги снимается </text:span><text:span text:style-name="T11">и корабль возвращается к предыдущему заданию</text:span><text:span text:style-name="T11">.</text:span></text:p>
      <text:p text:style-name="P4"><text:span text:style-name="T11">Когда</text:span><text:span text:style-name="T11"> корабль начинает уходить на точку </text:span><text:span text:style-name="T5">SP2, </text:span><text:span text:style-name="T11">то он </text:span><text:span text:style-name="T11">потенциально остается под угрозой, которая может исходить от нового агрессора. В случае </text:span><text:span text:style-name="T11">регистрации нового нападения</text:span><text:span text:style-name="T11">, программа</text:span><text:span text:style-name="T11"> перезапус</text:span><text:span text:style-name="T11">кает</text:span><text:span text:style-name="T11"> процедуру бегства </text:span><text:span text:style-name="T11">для</text:span><text:span text:style-name="T11"> </text:span><text:span text:style-name="T11">нового агрессора</text:span><text:span text:style-name="T11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11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11">При входе в состояние корабль пытается выпустить повышенное количество дронов, что бы отвлечь </text:span><text:span text:style-name="T11">внимание </text:span><text:span text:style-name="T11">нападающего.</text:span></text:p>
      <text:p text:style-name="P23"/>
      <text:p text:style-name="Table_20_Contents"><text:span text:style-name="T11">Е</text:span><text:span text:style-name="T11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11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><text:soft-page-break/></text:p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11">осуществляется попытка выполнить прыжок к </text:span><text:span text:style-name="T11">случайным</text:span> вратам следующего сектора <text:span text:style-name="T11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3"/>
      <text:p text:style-name="Table_20_Contents"><text:span text:style-name="T11">Если предыдущий этап не удался, </text:span><text:span text:style-name="T11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11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11">то </text:span><text:span text:style-name="T11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6689245174308139601" text:style-name="L2">
        <text:list-item>
          <text:p text:style-name="P33"><text:span text:style-name="T17">isSP2</text:span> – <text:span text:style-name="T11">указывает, что корабль на пути к точке </text:span>SP2 <text:span text:style-name="T11">или </text:span><text:span text:style-name="T11">находится </text:span><text:span text:style-name="T11">на ней.</text:span> <text:span text:style-name="T11">Выставляется</text:span><text:span text:style-name="T11"> в момент начал</text:span><text:span text:style-name="T11">а</text:span><text:span text:style-name="T11"> </text:span><text:span text:style-name="T11">следования к</text:span><text:span text:style-name="T11"> точк</text:span><text:span text:style-name="T11">е</text:span><text:span text:style-name="T11"> </text:span>SP2. <text:span text:style-name="T11">Сбрасывается каждый раз при входе в </text:span><text:span text:style-name="T11">первичную</text:span><text:span text:style-name="T11"> фазу (</text:span>initial phase, <text:span text:style-name="T11">первичный анализ ситуации) </text:span><text:span text:style-name="T11">и </text:span><text:span text:style-name="T11">выходе из нее</text:span><text:span text:style-name="T11">. Используется анализатором повторных сигналов для перезапуска </text:span><text:span text:style-name="T11">программы </text:span><text:span text:style-name="T11">с целью</text:span><text:span text:style-name="T11"> обработки нового, </text:span><text:span text:style-name="T11">более приоритетного</text:span><text:span text:style-name="T11"> агрессора</text:span><text:span text:style-name="T11">. </text:span></text:p>
        </text:list-item>
        <text:list-item>
          <text:p text:style-name="P33"><text:span text:style-name="T17">InitialPhase</text:span> – <text:span text:style-name="T11">целочисленный код состояния, с которого требуется начать работу при входе в </text:span><text:span text:style-name="T11">первичную</text:span><text:span text:style-name="T11"> фазу. Сбрасывается сразу после получения в начале </text:span><text:span text:style-name="T11">первичной</text:span><text:span text:style-name="T11"> фазы. Используется в целях </text:span><text:span text:style-name="T11">тестирования</text:span><text:span text:style-name="T11">.</text:span></text:p>
        </text:list-item>
        <text:list-item>
          <text:p text:style-name="P33"><text:span text:style-name="T17">RestartForAttacker</text:span> – <text:span text:style-name="T11">указывает на нового агрессора </text:span><text:span text:style-name="T11">и необходимость перезапуска программы</text:span><text:span text:style-name="T11">.</text:span><text:span text:style-name="T11"> </text:span><text:span text:style-name="T11">Выставляется анализатором повторных сигналов. </text:span><text:span text:style-name="T11">Сбрасывается </text:span><text:span text:style-name="T11">при </text:span><text:span text:style-name="T11">возврате на уровень управления</text:span><text:span text:style-name="T11"> </text:span><text:span text:style-name="T11">режим</text:span><text:span text:style-name="T11">ом</text:span><text:span text:style-name="T11"> тревоги </text:span><text:span text:style-name="T11">верхнего уровня</text:span><text:span text:style-name="T11">.</text:span></text:p>
        </text:list-item>
        <text:list-item>
          <text:p text:style-name="P33">LastDefTime – <text:span text:style-name="T11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3"/>
      <text:p text:style-name="P23">При доступе к переменным корабля, имя каждой переменной предваряется префиксом «<text:span text:style-name="T5">wwsl.T2.attacked.</text:span>»</text:p>
      <text:p text:style-name="P23"/>
      <text:h text:style-name="Heading_20_3" text:outline-level="3"><text:bookmark-start text:name="__RefHeading___Toc2206_265672554"/><text:span text:style-name="T11">А</text:span><text:span text:style-name="T11">лгоритм перезапуска для нового агрессора</text:span><text:bookmark-end text:name="__RefHeading___Toc2206_265672554"/></text:h>
      <text:p text:style-name="P22"><text:span text:style-name="T11">Данная процедура имеет смысл при движении к точке </text:span>SP2 <text:span text:style-name="T11">или нахождении на ней. </text:span><text:span text:style-name="T11">Если в этом состоянии произошло повторное нападение, шансы корабля на выживание </text:span><text:span text:style-name="T11">будут выше, если повторно выполнить анализ ситуации </text:span><text:span text:style-name="T11">с самого начала</text:span><text:span text:style-name="T11">. Если на борту есть топливо, то </text:span><text:soft-page-break/><text:span text:style-name="T11">перезапуск программы позволит совершить еще один прыжок в соседний сектор, в котором ситуация может быть </text:span><text:span text:style-name="T11">более благоприятной</text:span><text:span text:style-name="T11">.</text:span></text:p>
      <text:p text:style-name="P22"/>
      <text:p text:style-name="P23">Анализатор повторных сигналов проверяет значение переменной <text:span text:style-name="T6">isSP2</text:span><text:span text:style-name="T5">. </text:span>Если она установлена, 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3"/>
      <text:p text:style-name="P22"><text:span text:style-name="T11">П</text:span><text:span text:style-name="T11">еременная </text:span><text:span text:style-name="T17">RestartForAttacker</text:span> <text:span text:style-name="T11">проверяется в цикле следования к </text:span>SP2 <text:span text:style-name="T11">и в процессе ожидания на точке </text:span>SP2. Н<text:span text:style-name="T11">а каждо</text:span><text:span text:style-name="T11">й</text:span><text:span text:style-name="T11"> </text:span><text:span text:style-name="T11">итерации</text:span><text:span text:style-name="T11"> выполняется проверка необходимости перезапуска. Если </text:span><text:span text:style-name="T17">RestartForAttacker</text:span> <text:span text:style-name="T11">установлена, то выполняется завершение работы </text:span><text:span text:style-name="T11">данного этапа</text:span><text:span text:style-name="T11">. </text:span><text:span text:style-name="T11">В</text:span><text:span text:style-name="T11">ыход из </text:span><text:span text:style-name="T11">этой </text:span><text:span text:style-name="T11">процедуры </text:span><text:span text:style-name="T11">ведет</text:span><text:span text:style-name="T11"> к возврату на уровень управления режимом тревоги, </text:span><text:span text:style-name="T11">где повторно выполняется анализ </text:span><text:span text:style-name="T17">RestartForAttacker</text:span>. <text:span text:style-name="T11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2926509133679507937" text:style-name="L3">
        <text:list-item>
          <text:p text:style-name="P36">Case: LAST.CHANCE, <text:span text:style-name="T11">нахождение на точке </text:span>SP2. <text:span text:style-name="T11">Новая атака. Результат: рестарт программы.</text:span></text:p>
        </text:list-item>
        <text:list-item>
          <text:p text:style-name="P36">Case: LAST.CHANCE, <text:span text:style-name="T11">агрессор покинул сектор. </text:span><text:span text:style-name="T11">Результат: завершение работы.</text:span></text:p>
        </text:list-item>
        <text:list-item>
          <text:p text:style-name="P36">Case: LAST.CHANCE, <text:span text:style-name="T11">удалось оторваться от агрессора на расстояние 60км. Результат: переход в режим точки </text:span>SP2.<text:span text:style-name="T11"> </text:span></text:p>
        </text:list-item>
        <text:list-item>
          <text:p text:style-name="P36">Case: NEXT.SECTOR, <text:span text:style-name="T11">а</text:span><text:span text:style-name="T11">грессор больше</text:span><text:span text:style-name="T11"> не существует </text:span><text:span text:style-name="T11">или покинул зону контроля</text:span><text:span text:style-name="T11">. Результат: завершение работы.</text:span></text:p>
        </text:list-item>
        <text:list-item>
          <text:p text:style-name="P36">Case: NEXT.SECTOR, <text:span text:style-name="T11">текущий сектор на маршруте является сектором назначения. Результат: завершение работы.</text:span></text:p>
        </text:list-item>
        <text:list-item>
          <text:p text:style-name="P36">Case: NEXT.SECTOR, <text:span text:style-name="T11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6">Case: NEXT.SECTOR, <text:span text:style-name="T11">текущий сектор </text:span><text:span text:style-name="T11">в стороне от</text:span><text:span text:style-name="T11"> маршрута. Найдена станция </text:span>SP1. <text:span text:style-name="T11">Результат: стыковка с </text:span>SP1 <text:span text:style-name="T11">и ожидание </text:span><text:span text:style-name="T11">изменение статуса агрессора</text:span>.</text:p>
        </text:list-item>
        <text:list-item>
          <text:p text:style-name="P36">Case: NEXT.SECTOR, <text:s/><text:span text:style-name="T11">агрессор в текущем секторе. </text:span><text:span text:style-name="T11">Найдена станция </text:span>SP1. <text:span text:style-name="T11">Результат: стыковка с </text:span>SP1 <text:span text:style-name="T11">и ожидание изменения статуса агрессора. </text:span></text:p>
        </text:list-item>
        <text:list-item>
          <text:p text:style-name="P37">Case: NEXT.SECTOR, <text:span text:style-name="T11">текущий сектор </text:span><text:span text:style-name="T11">в стороне</text:span><text:span text:style-name="T11"> </text:span><text:span text:style-name="T11">от </text:span><text:span text:style-name="T11">маршрута или агрессор в текущем секторе. Найдена станция </text:span>SP1, <text:span text:style-name="T11">но она уничтожена во время подлета. Результат: </text:span><text:span text:style-name="T11">переход в фазу </text:span>LAST.CHANCE<text:span text:style-name="T11">.</text:span></text:p>
        </text:list-item>
        <text:list-item>
          <text:p text:style-name="P37">Case: NEXT.SECTOR, <text:span text:style-name="T11">текущий сектор </text:span><text:span text:style-name="T11">в стороне</text:span><text:span text:style-name="T11"> </text:span><text:span text:style-name="T11">от </text:span><text:span text:style-name="T11">маршрута или агрессор в текущем секторе. </text:span><text:span text:style-name="T11">В секторе нет станций и врат. Н</text:span><text:span text:style-name="T11">е удается найти точ</text:span><text:span text:style-name="T11">ку </text:span><text:span text:style-name="T11">SP2</text:span>. <text:span text:style-name="T11">Результат: переход в фазу </text:span>LAST.CHANCE.</text:p>
        </text:list-item>
        <text:list-item>
          <text:p text:style-name="P36">Case: NEXT.SECTOR, <text:span text:style-name="T11">точка </text:span>SP2 <text:span text:style-name="T11">рассчитана. </text:span><text:span text:style-name="T11">Результат: корабль уходит на </text:span>SP2 <text:span text:style-name="T11">и ожидает смену статуса агрессора.</text:span></text:p>
        </text:list-item>
        <text:list-item>
          <text:p text:style-name="P36">Case: NEXT.SECTOR, <text:span text:style-name="T11">уход на точку </text:span>SP2. <text:span text:style-name="T11">Новая атака во время ухода. Результат: рестарт </text:span><text:soft-page-break/><text:span text:style-name="T11">программы.</text:span></text:p>
        </text:list-item>
        <text:list-item>
          <text:p text:style-name="P34"><text:span text:style-name="T14">Case: NEXT.SECTOR, </text:span><text:span text:style-name="T15">нахождение на точке </text:span><text:span text:style-name="T14">SP2. </text:span><text:span text:style-name="T15">Новая атака. Результат: рестарт программы.</text:span></text:p>
        </text:list-item>
        <text:list-item>
          <text:p text:style-name="P36">Case: MOVE.LOCALLY, <text:span text:style-name="T11">ближайший </text:span>объект<text:span text:style-name="T11"> — врата. Результат: корабль следует в соседний сектор через ближайшие врата</text:span><text:span text:style-name="T11">, после чего переходит в фазу </text:span>NEXT.SECTOR.</text:p>
        </text:list-item>
        <text:list-item>
          <text:p text:style-name="P37">Case: MOVE.LOCALLY, <text:span text:style-name="T11">ближайший </text:span>объект<text:span text:style-name="T11"> — врата. </text:span><text:span text:style-name="T11">Врата уничтожены в процессе следования к ним корабля.</text:span><text:span text:style-name="T11"> Результат: </text:span><text:span text:style-name="T11">переход</text:span><text:span text:style-name="T11"> в фазу </text:span><text:span text:style-name="T11">L</text:span>AST.CHANCE.</text:p>
        </text:list-item>
        <text:list-item>
          <text:p text:style-name="P36">Case: MOVE.LOCALLY, <text:span text:style-name="T11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7"><text:span text:style-name="T11">C</text:span><text:span text:style-name="T11">ase: MOVE.LOCALLY, ближайший объект — станция. </text:span><text:span text:style-name="T11">Станция уничтожена в процессе следования к ней корабля. </text:span><text:span text:style-name="T11">Результат: </text:span><text:span text:style-name="T11">переход в фазу </text:span>LAST.CHANCE<text:span text:style-name="T11">.</text:span></text:p>
        </text:list-item>
        <text:list-item>
          <text:p text:style-name="P37">Case: MOVE.LOCALLY, <text:span text:style-name="T11">не найдены ни врата, ни станция. Результат: переход в фазу </text:span>LAST.CHANCE.</text:p>
        </text:list-item>
        <text:list-item>
          <text:p text:style-name="P37">Case: JUMP.NEXT, <text:span text:style-name="T11">не установлен ПД. Результат: переход в фазу </text:span>MOVE.LOCALLY.</text:p>
        </text:list-item>
        <text:list-item>
          <text:p text:style-name="P37">Case: JUMP.NEXT, <text:span text:style-name="T11">недостаточно топлива для прыжка. Результат: переход в фазу </text:span>MOVE.LOCALLY.</text:p>
        </text:list-item>
        <text:list-item>
          <text:p text:style-name="P36">Case: JUMP.NEXT, <text:span text:style-name="T11">корабль на маршруте в другой сектор. Результат: выполняется прыжок к </text:span><text:span text:style-name="T11">случайным</text:span><text:span text:style-name="T11"> вр</text:span><text:span text:style-name="T11">а</text:span><text:span text:style-name="T11">там следующе</text:span><text:span text:style-name="T11">го</text:span><text:span text:style-name="T11"> сектор</text:span><text:span text:style-name="T11">а</text:span><text:span text:style-name="T11"> на маршруте, после чего выполняется переход в фазу </text:span>NEXT.SECTOR.</text:p>
        </text:list-item>
        <text:list-item>
          <text:p text:style-name="P36">Case: JUMP.NEXT, <text:span text:style-name="T11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11">соседний сектор </text:span><text:span text:style-name="T11">с большим количеством</text:span><text:span text:style-name="T11"> станци</text:span><text:span text:style-name="T11">й</text:span><text:span text:style-name="T11">. Результат: стыковка со станцией и ожидание изменения статуса агрессора.</text:span></text:p>
        </text:list-item>
        <text:list-item>
          <text:p text:style-name="P36">Case: JUMP.NEXT, <text:span text:style-name="T11">прыгнуть </text:span><text:span text:style-name="T11">по маршруту не удалось</text:span><text:span text:style-name="T11">, в соседних секторах нет станций для стыковки. </text:span><text:span text:style-name="T11">Результат: прыжок в случайный соседний сектор, уход на точку </text:span>SP2, <text:span text:style-name="T11">ожидание статуса агрессора</text:span>.</text:p>
        </text:list-item>
        <text:list-item>
          <text:p text:style-name="P37">Case: JUMP.NEXT,<text:span text:style-name="T11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43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11">При выполнении заданий корабли под управлением </text:span><text:span text:style-name="T5">T2-Droid </text:span><text:span text:style-name="T11">используют одну навигационную программу.</text:span></text:p>
      <text:p text:style-name="P7">Навигационная программа выполняет навигационные этапы следования к цели. Каждый этап навигации может завершиться положительным или отрицательным результатом. Положительный результат информирует о достижении цели. Отрицательный результат говорит о том, что цель еще не достигнута или не может быть достигнута в принципе. Для достижения цели может понадобиться вызвать навигационную программу несколько раз.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ext:soft-page-break/>
          <table:table-row table:style-name="Таблица2.1">
            <table:table-cell table:style-name="Таблица2.A1" office:value-type="string">
              <text:p text:style-name="P27">Код </text:p>
            </table:table-cell>
            <table:table-cell table:style-name="Таблица2.A1" office:value-type="string">
              <text:p text:style-name="P27">Состояние</text:p>
            </table:table-cell>
            <table:table-cell table:style-name="Таблица2.C1" office:value-type="string">
              <text:p text:style-name="Table_20_Heading">Задача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22">Target sector</text:p>
          </table:table-cell>
          <table:table-cell table:style-name="Таблица2.A2" office:value-type="string">
            <text:p text:style-name="Table_20_Contents">Корабль в целевом секторе</text:p>
          </table:table-cell>
          <table:table-cell table:style-name="Таблица2.C2" office:value-type="string">
            <text:p text:style-name="Table_20_Contents">Если цель — сектор, завершить с положительным результатом. Если цель — станция или корабль, <text:span text:style-name="T11">то д</text:span>вигаться к цели. При достижении цели <text:span text:style-name="T11">завершить с положительным результатом</text:span><text:span text:style-name="T5">. </text:span><text:span text:style-name="T11">В случае невозможности достичь цели завершить с отрицательным результатом.</text:span></text:p>
          </table:table-cell>
        </table:table-row>
        <table:table-row table:style-name="Таблица2.1">
          <table:table-cell table:style-name="Таблица2.A2" office:value-type="string">
            <text:p text:style-name="P22">Move next sector</text:p>
          </table:table-cell>
          <table:table-cell table:style-name="Таблица2.A2" office:value-type="string">
            <text:p text:style-name="Table_20_Contents">Корабль не в целевом секторе. ПД использовать не удается.</text:p>
          </table:table-cell>
          <table:table-cell table:style-name="Таблица2.C2" office:value-type="string">
            <text:p text:style-name="Table_20_Contents">Проверить наличие выходных врат на маршруте. При отсутствии врат завершить с отрицательным результатом. Иначе двигаться в следующий сектор на маршруте. При входе в сектор завершить с отрицательным результатом.</text:p>
          </table:table-cell>
        </table:table-row>
        <table:table-row table:style-name="Таблица2.1">
          <table:table-cell table:style-name="Таблица2.A2" office:value-type="string">
            <text:p text:style-name="P22">Jump target sector</text:p>
          </table:table-cell>
          <table:table-cell table:style-name="Таблица2.A2" office:value-type="string">
            <text:p text:style-name="Table_20_Contents">Корабль не в целевом секторе. ПД <text:span text:style-name="T11">доступен</text:span> и на борту достаточно топлива для прыжка в целевой сектор.</text:p>
          </table:table-cell>
          <table:table-cell table:style-name="Таблица2.C2" office:value-type="string">
            <text:p text:style-name="Table_20_Contents">Проверить наличие врат в целевом секторе. Если цель — не сектор, попытаться прыгнуть в целевой сектор в ближайшим к цели вратам. Если цель — сектор, то прыгнуть на выходные с маршрута врата <text:span text:style-name="T5">(</text:span><text:span text:style-name="T11">если не удается определить выходные, то на любые)</text:span>. Если в сектор нельзя прыгнуть по причине отсутствия прыжковых врат, то прыгнуть в самый дальний сектор на маршруте, <text:span text:style-name="T11">в который можно осуществить прыжок и завершить с отрицательным результатом. Если прыгнуть не удалось, то перейти к фазе </text:span><text:span text:style-name="T5">Move next sector.</text:span><text:span text:style-name="T11"> </text:span><text:s/></text:p>
          </table:table-cell>
        </table:table-row>
        <table:table-row table:style-name="Таблица2.1">
          <table:table-cell table:style-name="Таблица2.A2" office:value-type="string">
            <text:p text:style-name="P22">Refuel sector</text:p>
          </table:table-cell>
          <table:table-cell table:style-name="Таблица2.A2" office:value-type="string">
            <text:p text:style-name="Table_20_Contents">Корабль не в целевом секторе. ПД доступен, но на борту недостаточно топлива для прыжка в целевой сектор</text:p>
          </table:table-cell>
          <table:table-cell table:style-name="Таблица2.C2" office:value-type="string">
            <text:p text:style-name="Table_20_Contents">Если необходима дозаправка, то найти заправку в текущем секторе, стыковаться с ней и завершить с отрицательным результатом. <text:span text:style-name="T14">Если дозаправка не нужна или станция дозаправки не найдена в текущем секторе, </text:span><text:span text:style-name="T15"><text:s/>выполняется поиск сектора для дозаправки по маршруту следования</text:span><text:span text:style-name="T16">. </text:span><text:span text:style-name="T15">Если такой сектор найден в радиусе доступном для прыжка, то осуществляется переход к фазе </text:span><text:span text:style-name="T16">Jump target sector </text:span><text:span text:style-name="T15">для станции дозаправки.</text:span><text:span text:style-name="T3"> </text:span><text:span text:style-name="T11">В противном случае перейти к фазе </text:span><text:span text:style-name="T5">Move next sector.</text:span></text:p>
          </table:table-cell>
        </table:table-row>
        <table:table-row table:style-name="Таблица2.1">
          <table:table-cell table:style-name="Таблица2.A2" office:value-type="string">
            <text:p text:style-name="P22">Start navigation</text:p>
          </table:table-cell>
          <table:table-cell table:style-name="Таблица2.A2" office:value-type="string">
            <text:p text:style-name="Table_20_Contents">Начало навигации.</text:p>
          </table:table-cell>
          <table:table-cell table:style-name="Таблица2.C2" office:value-type="string">
            <text:p text:style-name="Table_20_Contents">Если цель в текущем секторе, то перейти к фазе <text:span text:style-name="T5">Target sector. </text:span><text:span text:style-name="T11">Проверить доступность ПД и наличие топлива. Если ПД недоступен, то перейти к фазе </text:span><text:span text:style-name="T5">Move next sector.</text:span><text:span text:style-name="T11"> Если ПД доступен и топлива достаточно для прыжка в целевой сектор, то перейти к фазе </text:span><text:span text:style-name="T5">Jump target sector. </text:span><text:span text:style-name="T11">Если топлива для прыжка в целевой сектор недостаточно, то перейти к фазе </text:span><text:span text:style-name="T5">Refuel sector. </text:span></text:p>
          </table:table-cell>
        </table:table-row>
        <table:table-row table:style-name="Таблица2.1">
          <table:table-cell table:style-name="Таблица2.A2" office:value-type="string">
            <text:p text:style-name="P22">Docked</text:p>
          </table:table-cell>
          <table:table-cell table:style-name="Таблица2.A2" office:value-type="string">
            <text:p text:style-name="P23">Корабль пристыкован.</text:p>
          </table:table-cell>
          <table:table-cell table:style-name="Таблица2.C2" office:value-type="string">
            <text:p text:style-name="Table_20_Contents"><text:span text:style-name="T11">Пополнить резервы. Если пристыкован к целевой станции и не указана точность, то завершить с положительным результатом. </text:span>Иначе и перейти к фазе S<text:span text:style-name="T5">tart navigation.</text:span></text:p>
          </table:table-cell>
        </table:table-row>
      </table:table>
      <text:p text:style-name="P7"/>
      <text:h text:style-name="P43" text:outline-level="2"><text:bookmark-start text:name="__RefHeading__2466_2044843841"/><text:soft-page-break/>Торговля и обмен товарами<text:bookmark-end text:name="__RefHeading__2466_2044843841"/></text:h>
      <text:p text:style-name="Text_20_body"><text:span text:style-name="T11">Для торговли и обмена товарами, корабли под управлением </text:span><text:span text:style-name="T5">T2-Droid </text:span><text:span text:style-name="T11">используют одинаковый набор программ. Все корабли </text:span><text:span text:style-name="T5">T2-Droid </text:span><text:span text:style-name="T11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11">К</text:span><text:span text:style-name="T11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11">Решением может стать система, с помощью которой корабли смогут </text:span><text:span text:style-name="T11">резервировать товар и назначать точку встречи</text:span><text:span text:style-name="T11">. </text:span><text:span text:style-name="T11">Таким образом можно решить обе вышеописанные проблемы. </text:span><text:span text:style-name="T11">Прежде всего, любой корабль будет совершать сделки, если он готов это делать в соответствии с заложенной программой. </text:span><text:span text:style-name="T11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11">станцию. </text:span><text:span text:style-name="T11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11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11">С</text:span><text:span text:style-name="T11">ложности</text:span></text:p>
      <text:list xml:id="list1761781018299598341" text:style-name="L4">
        <text:list-item>
          <text:p text:style-name="P45"><text:span text:style-name="T11">Н</text:span><text:span text:style-name="T11">е совсем понятно, как ранжировать корабли-контрагенты в одном списке со станциями.</text:span></text:p>
        </text:list-item>
        <text:list-item>
          <text:p text:style-name="P46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31" text:outline-level="3"><text:bookmark-start text:name="__RefHeading__2988_112787359"/>Товарный лимит трюма<text:bookmark-end text:name="__RefHeading__2988_112787359"/></text:h>
      <text:p text:style-name="Text_20_body"><text:span text:style-name="T11">Рабочий объем трюма (</text:span><text:span text:style-name="T5">Available Space, AS, </text:span><text:span text:style-name="T11">функция </text:span><text:span text:style-name="T5">601 </text:span><text:span text:style-name="T11">без аргумента</text:span><text:span text:style-name="T5">)</text:span><text:span text:style-name="T11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11">и объема, занятого оборудованием, вооружением и щитами</text:span><text:span text:style-name="T5">.</text:span></text:p>
      <text:p text:style-name="Text_20_body"><text:span text:style-name="T11">Товарный лимит трюма </text:span><text:span text:style-name="T5">(Ware Amount Limit, WAL) – </text:span><text:span text:style-name="T11">это максимальное количество товара </text:span><text:span text:style-name="T5">(</text:span><text:span text:style-name="T11">в </text:span><text:soft-page-break/><text:span text:style-name="T11">единицах товара), разрешенное для перевозки и хранения данным кораблем. </text:span><text:span text:style-name="T5">WAL, </text:span><text:span text:style-name="T11">переведенный в единицы объема,</text:span><text:span text:style-name="T5"> </text:span><text:span text:style-name="T11">не может превышать рабочий объем трюма. </text:span></text:p>
      <text:p text:style-name="Text_20_body"><text:span text:style-name="T11">Свободный товарный лимит трюма (</text:span><text:span text:style-name="T5">Free Ware Amount Limit, FWAL) – </text:span><text:span text:style-name="T11">это количество товара (в единицах), доступное для загрузки в трюм корабля с учетом товарных лимитов. </text:span><text:span text:style-name="T5">FWAL </text:span><text:span text:style-name="T11">рассчитывается как разность </text:span><text:span text:style-name="T5">WAL </text:span><text:span text:style-name="T11">и количества товара уже загруженного в трюм на данный </text:span><text:span text:style-name="T11">момент.</text:span></text:p>
      <text:p text:style-name="Text_20_body"><text:span text:style-name="T11">Если для товара лимит трюма </text:span><text:span text:style-name="T5">WAL </text:span><text:span text:style-name="T11">не указан явно, то для расчета</text:span><text:span text:style-name="T5"> </text:span><text:span text:style-name="T11">используется рабочий объем</text:span><text:span text:style-name="T5">:</text:span><text:span text:style-name="T11"> </text:span><text:span text:style-name="T5">AS </text:span><text:span text:style-name="T11">делится на объем, занимаемый единицей товара </text:span><text:span text:style-name="T5">(Ware Unit Volume, WUV)</text:span><text:span text:style-name="T11">.</text:span></text:p>
      <text:p text:style-name="Text_20_body"><text:span text:style-name="T11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11">умножается на </text:span><text:span text:style-name="T5">WUV, </text:span><text:span text:style-name="T11">затем сравнивается с </text:span><text:span text:style-name="T5">AS. Н</text:span><text:span text:style-name="T11">апример, когда в пределах лимитов: </text:span><text:span text:style-name="T5">AS = 2000, WAL=800, WUV=2</text:span></text:p>
      <text:p text:style-name="P13"><text:tab/>s = WAL * WUV</text:p>
      <text:p text:style-name="P13"><text:tab/>s = 800 * 2 = 1600</text:p>
      <text:p text:style-name="Text_20_body"><text:span text:style-name="T11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3"><text:tab/>x = 1200 * 2 = 2400</text:p>
      <text:p text:style-name="P13"><text:tab/>s = x &gt; AS ? AS / WUV : WAL</text:p>
      <text:p text:style-name="P13"><text:tab/>s = 1000</text:p>
      <text:p text:style-name="Text_20_body"><text:span text:style-name="T11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11">Например: </text:span><text:span text:style-name="T5">AS = 2000, WAL=25%, WUV=2</text:span></text:p>
      <text:p text:style-name="P13"><text:tab/>s = AS * WAL / 100 / WUV</text:p>
      <text:p text:style-name="Text_20_body"><text:span text:style-name="T24"><text:tab/>s = 2000 * 25 / 100 / 2 = 250 </text:span><text:span text:style-name="T26">штук</text:span></text:p>
      <text:p text:style-name="Text_20_body"><text:span text:style-name="T11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9077818023765310233" text:style-name="L5">
        <text:list-item>
          <text:p text:style-name="P60"><text:span text:style-name="T5">get ship hardware as array – </text:span><text:span text:style-name="T11">не работает</text:span></text:p>
        </text:list-item>
        <text:list-item>
          <text:p text:style-name="P61">get volume of ware in cargo bay <text:span text:style-name="T11">и </text:span>get true volume of ware in cargo bay <text:span text:style-name="T11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11">и при таком раскладе результат функций получения объема корректен</text:span>.</text:p>
        </text:list-item>
        <text:list-item>
          <text:p text:style-name="P61"><text:soft-page-break/>get tradeable ware array from ship <text:span text:style-name="T11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5695931808307468013" text:style-name="L6">
        <text:list-item>
          <text:p text:style-name="P47">Резерв батарей для прыжкового двигателя</text:p>
        </text:list-item>
        <text:list-item>
          <text:p text:style-name="P47">Резерв ракет</text:p>
        </text:list-item>
        <text:list-item>
          <text:p text:style-name="P47">Резерв боеприпасов</text:p>
        </text:list-item>
        <text:list-item>
          <text:p text:style-name="P47">Спецрезерв (резерв дронов)</text:p>
        </text:list-item>
      </text:list>
      <text:p text:style-name="P7"><text:span text:style-name="T11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11">функция </text:span><text:span text:style-name="T5">610)</text:span><text:bookmark-end text:name="__RefHeading__2470_2044843841"/></text:h>
      <text:p text:style-name="P15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7453568081819602652" text:style-name="L7">
        <text:list-item>
          <text:p text:style-name="P48">Маска валидации (см. далее)</text:p>
        </text:list-item>
        <text:list-item>
          <text:p text:style-name="P48">Контрагент</text:p>
        </text:list-item>
        <text:list-item>
          <text:p text:style-name="P48">Экземпляр <text:span text:style-name="T5">WareStruct </text:span>с параметрами товара</text:p>
        </text:list-item>
        <text:list-item>
          <text:p text:style-name="P48"><text:soft-page-break/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48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7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22">1</text:p>
          </table:table-cell>
          <table:table-cell table:style-name="ValidationMaskCodes.A2" office:value-type="string">
            <text:p text:style-name="P22">ImBuyer</text:p>
          </table:table-cell>
          <table:table-cell table:style-name="ValidationMaskCodes.C2" office:value-type="string">
            <text:p text:style-name="P23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22">2</text:p>
          </table:table-cell>
          <table:table-cell table:style-name="ValidationMaskCodes.A2" office:value-type="string">
            <text:p text:style-name="P22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11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22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11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22">8</text:p>
          </table:table-cell>
          <table:table-cell table:style-name="ValidationMaskCodes.A2" office:value-type="string">
            <text:p text:style-name="P22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22">16</text:p>
          </table:table-cell>
          <table:table-cell table:style-name="ValidationMaskCodes.A2" office:value-type="string">
            <text:p text:style-name="P22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22">InVolumeLimit</text:p>
          </table:table-cell>
          <table:table-cell table:style-name="ValidationMaskCodes.C2" office:value-type="string">
            <text:p text:style-name="Table_20_Contents">Проверка <text:span text:style-name="T11">количественных </text:span>лимитов. <text:span text:style-name="T22">TODO: </text:span><text:span text:style-name="T23">откллючение когда </text:span><text:span text:style-name="T22">ware a</text:span><text:span text:style-name="T23">m</text:span><text:span text:style-name="T22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22">InWorkspace</text:p>
          </table:table-cell>
          <table:table-cell table:style-name="ValidationMaskCodes.C2" office:value-type="string">
            <text:p text:style-name="P19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11">то есть</text:span><text:span text:style-name="T11"> известно, что все контрагенты находятся в пределах рабочей области</text:span><text:span text:style-name="T11">)</text:span>, то выполнять эту проверку не <text:span text:style-name="T11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22">128</text:p>
          </table:table-cell>
          <table:table-cell table:style-name="ValidationMaskCodes.A2" office:value-type="string">
            <text:p text:style-name="P22">InMoneyLimit</text:p>
          </table:table-cell>
          <table:table-cell table:style-name="ValidationMaskCodes.C2" office:value-type="string">
            <text:p text:style-name="P20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11">Проверку контрагентов на соответствие заданным количественным лимитам выполняет валидатор </text:span><text:span text:style-name="T5">InVolumeLimits </text:span><text:span text:style-name="T11">(#32).</text:span><text:span text:style-name="T5"> К</text:span><text:span text:style-name="T11">оличество проверок зависит от того, было-ли передано в функцию количество сделки (</text:span><text:span text:style-name="T5">wanted amount).</text:span><text:span text:style-name="T11"> </text:span><text:span text:style-name="T5">Л</text:span><text:span text:style-name="T11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11"> Например, если задан лимит минимального количества для покупки (</text:span><text:span text:style-name="T5">Min. To Buy, MTB)</text:span><text:span text:style-name="T11"> и этот лимит больше, чем запрошенное количество </text:span><text:span text:style-name="T5">(MTB &gt;WA)</text:span><text:span text:style-name="T11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Проверки выполняются в следующей последовательности: </text:p>
      <text:list xml:id="list5256126996218817788" text:style-name="L8">
        <text:list-item>
          <text:p text:style-name="P65"><text:span text:style-name="T12">Проверка ограничения минимального объема склада продавца (</text:span><text:span text:style-name="T8">Seller Storage Min. Limit, SSML) </text:span><text:span text:style-name="T12">выполняется если определен соответствующий параметр работы с товаром</text:span><text:span text:style-name="T8">. </text:span><text:span text:style-name="T12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2">Последующие проверки выполняются только если указано количество сделки </text:span><text:span text:style-name="T8">(wanted amount </text:span><text:span text:style-name="T12">не </text:span><text:span text:style-name="T8">null):</text:span></text:p>
      <text:list xml:id="list41517400" text:continue-numbering="true" text:style-name="L8">
        <text:list-item>
          <text:p text:style-name="P49">Проверяется — есть ли у продавца количество, которое я хочу купить.</text:p>
        </text:list-item>
      </text:list>
      <text:list xml:id="list4796036356075377961" text:style-name="L9">
        <text:list-item>
          <text:p text:style-name="P50">Свободный объем моего трюма должен вмещать запрошенное количество товара.</text:p>
        </text:list-item>
        <text:list-item>
          <text:p text:style-name="P50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50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2612127872123666165" text:style-name="L10">
        <text:list-item>
          <text:p text:style-name="P51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9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41533701" text:continue-numbering="true" text:style-name="L10">
        <text:list-item>
          <text:p text:style-name="P51">Проверяется, есть ли у покупателя место на складе для загрузки товара, который я хочу продать.</text:p>
        </text:list-item>
        <text:list-item>
          <text:p text:style-name="P51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51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9">Если все проверки пройдены, то сделка признается допустимой.</text:p>
      <text:h text:style-name="Heading_20_3" text:outline-level="3"><text:bookmark-start text:name="__RefHeading__3378_1980337750"/>Определение партии на покупку (функция 604)<text:bookmark-end text:name="__RefHeading__3378_1980337750"/></text:h>
      <text:p text:style-name="P9">Функция 604 принимает в качестве аргументов <text:span text:style-name="T5">WareStruct </text:span>с параметрами товара и количество (опционально). Эта функция позволяет получить следующую информацию относительно корабля и товара:</text:p>
      <text:list xml:id="list3205500846087883741" text:style-name="L11">
        <text:list-item>
          <text:p text:style-name="P52">Получить размер минимальной партии для покупки. Этот вызов не учитывает наличие свободного места в трюме и позволяет определить размер минимальной партии в принципе. Расчет этого значения будет выполнен, если при вызове функции не было указано количество (количество равно <text:span text:style-name="T5">null). </text:span>При определенных условиях размер минимальной партии для покупки будет равняться <text:span text:style-name="T5">0 </text:span>(если <text:span text:style-name="T5">MTB </text:span>в <text:span text:style-name="T5">% </text:span>и дает <text:span text:style-name="T5">0 </text:span>от <text:span text:style-name="T5">WAL</text:span>)<text:span text:style-name="T5">. </text:span>Это будет означать запрет покупки. </text:p>
        </text:list-item>
        <text:list-item>
          <text:p text:style-name="P52">Получить максимальную партию для покупки. Этот вызов позволяет определить количество, доступное для загрузки товара в трюм корабля и проверить это количество на соответствие лимитам. При этом, в партию также войдет то количество, которое необходимо для пополнения резерва (если товар зарезервирован). Расчет этого значения будет выполнен, если указать -1 в качестве количества, передаваемого при вызове функции. Результатом работы может быть 0, если в трюме нет свободного места или этого места не достаточно для загрузки <text:span text:style-name="T5">MTB. </text:span>Нулевой результат фактически означает запрет на покупку.</text:p>
        </text:list-item>
      </text:list>
      <text:p text:style-name="P9">Если <text:span text:style-name="T5">MTB </text:span>для товара не указан, то он берется за 1. Если <text:span text:style-name="T5">MTB </text:span>указан в абсолютных единицах, то минимальная партия равна этому количеству. Если <text:span text:style-name="T5">MTB </text:span>указан в процентах<text:span text:style-name="T5">, </text:span>то расчет <text:soft-page-break/>минимальной партии выполняется относительно <text:span text:style-name="T5">WAL </text:span>товара. При этом, в результате расчета может получиться 0. Это фактически означает, что места недостаточно и выполнять закупку нельзя. </text:p>
      <text:h text:style-name="P32" text:outline-level="3"><text:bookmark-start text:name="__RefHeading__3292_1189012309"/>Определение партии на продажу (функция 605)<text:bookmark-end text:name="__RefHeading__3292_1189012309"/></text:h>
      <text:p text:style-name="Text_20_body"><text:span text:style-name="T12">Функция 605 принимает в качестве аргументов </text:span><text:span text:style-name="T8">WareStruct </text:span><text:span text:style-name="T12">с параметрами товара</text:span><text:span text:style-name="T8"> </text:span><text:span text:style-name="T12">и количество </text:span><text:span text:style-name="T8">(</text:span><text:span text:style-name="T12">опционально</text:span><text:span text:style-name="T8">). </text:span><text:span text:style-name="T12">Она позволяет получить следующую информацию относительно корабля и товара: </text:span></text:p>
      <text:list xml:id="list5703430496124604612" text:style-name="L12">
        <text:list-item>
          <text:p text:style-name="P66"><text:span text:style-name="T12">Получить размер минимальной партии на продажу. Этот вызов не учитывает наличие товара в трюме и позволяет определить размер минимальной партии в принципе. Расчет этого значения будет выполнен, если в функцию не было передано количество (количество равно </text:span><text:span text:style-name="T8">null).</text:span><text:span text:style-name="T12">При этом, минимальная партия для продажи не может быть меньше 1. </text:span></text:p>
        </text:list-item>
        <text:list-item>
          <text:p text:style-name="P66"><text:span text:style-name="T12">Получить максимальную партию на продажу. Этот вызов позволяет за один прием определить доступное для продажи количество товара, находящееся в трюме корабля, и проверить это количество на соответствие лимитам. Расчет этого значения будет выполнен, если при вызове было указано количество -1. Результатом работы может быть 0, если количество товара в трюме не соответствует установленному лимиту </text:span><text:span text:style-name="T8">MTS. </text:span><text:span text:style-name="T12">Нулевой результат фактически означает запрет продажи.</text:span></text:p>
        </text:list-item>
      </text:list>
      <text:p text:style-name="Text_20_body"><text:span text:style-name="T12">Если </text:span><text:span text:style-name="T8">MTS </text:span><text:span text:style-name="T12">для товара</text:span><text:span text:style-name="T8"> </text:span><text:span text:style-name="T12">не указан, то минимальная партия равна 1. Если </text:span><text:span text:style-name="T8">MTS </text:span><text:span text:style-name="T12">указан в абсолютных единицах, то минимальная партия равна этому значению. Если </text:span><text:span text:style-name="T8">MTS </text:span><text:span text:style-name="T12">указан в процентах, то расчет минимального количества выполняется относительно </text:span><text:span text:style-name="T8">WAL </text:span><text:span text:style-name="T12">товара. В результате расчетов может получиться нулевой результат. Но минимальная партия для продажи не может равняться нулю, так как это будет</text:span><text:span text:style-name="T8"> </text:span><text:span text:style-name="T12">означать запрет продаж. По этому, нулевой </text:span><text:span text:style-name="T8">MTS</text:span><text:span text:style-name="T12"> всегда корректируется до 1. Это позволяет работать с товаром даже в том случае, когда лимиты настроены не правильно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554782008611660918" text:style-name="L13">
        <text:list-item>
          <text:p text:style-name="P54">Маска валидации</text:p>
        </text:list-item>
        <text:list-item>
          <text:p text:style-name="P54">Экземпляр <text:span text:style-name="T5">WorkspaceStruct </text:span>с параметрами рабочей области</text:p>
        </text:list-item>
        <text:list-item>
          <text:p text:style-name="P54">Экземпляр <text:span text:style-name="T5">WareStruct </text:span>с параметрами товара</text:p>
        </text:list-item>
        <text:list-item>
          <text:p text:style-name="P54">Количество товара (может быть <text:span text:style-name="T5">null)</text:span>.</text:p>
        </text:list-item>
      </text:list>
      <text:p text:style-name="P7"><text:soft-page-break/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7219579600339054402" text:style-name="L14">
        <text:list-item>
          <text:p text:style-name="P55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5">В остальных случаях рассматриваются все контрагенты каждого доступного сектора 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<text:soft-page-break/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76117655428551226" text:style-name="L15">
        <text:list-item>
          <text:p text:style-name="P67">закупка и оборудование кораблей</text:p>
        </text:list-item>
        <text:list-item>
          <text:p text:style-name="P67">переоборудование кораблей</text:p>
        </text:list-item>
        <text:list-item>
          <text:p text:style-name="P67">ремонт в доке</text:p>
        </text:list-item>
        <text:list-item>
          <text:p text:style-name="P67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3356693978773991654" text:style-name="L16">
        <text:list-item>
          <text:p text:style-name="P68">* - корабль на обслуживании</text:p>
        </text:list-item>
        <text:list-item>
          <text:p text:style-name="P68">$ - недостаточно денег для обслуживания</text:p>
        </text:list-item>
        <text:list-item>
          <text:p text:style-name="P68">? - в рабочей области отсутствуют необходимые ресурсы</text:p>
        </text:list-item>
        <text:list-item>
          <text:p text:style-name="P68"><text:soft-page-break/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3539412897753334694" text:style-name="L17">
        <text:list-item>
          <text:p text:style-name="P69">Лазеры (maintype 8)</text:p>
        </text:list-item>
        <text:list-item>
          <text:p text:style-name="P69">Щиты (maintype 9)</text:p>
        </text:list-item>
        <text:list-item>
          <text:p text:style-name="P69">Ракеты (maintype 10)</text:p>
        </text:list-item>
        <text:list-item>
          <text:p text:style-name="P69">Энергия (maintype 11)</text:p>
        </text:list-item>
        <text:list-item>
          <text:p text:style-name="P69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<text:span text:style-name="T21">Товары, не имеющие признака equipment, закупаются обычным образом </text:span><text:span text:style-name="T22">(</text:span><text:span text:style-name="T23">в последующих </text:span><text:span text:style-name="T22">версиях?).</text:span>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972808188945118355" text:style-name="L18">
        <text:list-item>
          <text:p text:style-name="P70">Форсаж двигателя — <text:span text:style-name="T21">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span></text:p>
        </text:list-item>
        <text:list-item>
          <text:p text:style-name="P70">Оптимизация рулевого управления — <text:span text:style-name="T21">для представления используется Микросхемы суперконтроллера. На 1 единицу улучшения используется 1 единица Микросхемы суперконтроллера.</text:span></text:p>
        </text:list-item>
        <text:list-item>
          <text:p text:style-name="P70">Расширение грузового отсека — <text:span text:style-name="T21">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span></text:p>
        </text:list-item>
      </text:list>
      <text:p text:style-name="Text_20_body">Специальное оборудование</text:p>
      <text:list xml:id="list9219368799594030848" text:style-name="L19">
        <text:list-item>
          <text:p text:style-name="P71"><text:soft-page-break/>Прыжковый двигатель — <text:span text:style-name="T21">для представления используются Компоненты прыжкового двигателя в количестве 1 единицы.</text:span></text:p>
        </text:list-item>
        <text:list-item>
          <text:p text:style-name="P71">Транспортер — <text:span text:style-name="T21">для представления используются Сборочное оборудование в количестве 1 единицы.</text:span>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P14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11">В</text:span><text:span text:style-name="T5">е</text:span><text:span text:style-name="T11">рсия</text:span> 3.<text:span text:style-name="T5">03</text:span></text:p>
      <text:list xml:id="list3119935889360312498" text:style-name="L20">
        <text:list-item>
          <text:p text:style-name="P56">Корабли могут торговать друг с другом.</text:p>
        </text:list-item>
        <text:list-item>
          <text:p text:style-name="P56">Программа Мобильный заправщик.</text:p>
        </text:list-item>
        <text:list-item>
          <text:p text:style-name="P56">Программа Мобильный склад.</text:p>
        </text:list-item>
        <text:list-item>
          <text:p text:style-name="P72"><text:span text:style-name="T11">Корректное предупреждение и исправление лимитов, в случае если они перекрывают или </text:span><text:soft-page-break/><text:span text:style-name="T11">противоречат друг-другу </text:span>(<text:span text:style-name="T11">например, лимит мин. партии для покупки больше лимита товара на корабле). В свете того, что настройки могут копироваться на любые корабли, имеет ли смысл?</text:span></text:p>
        </text:list-item>
        <text:list-item>
          <text:p text:style-name="P56">Статистика</text:p>
        </text:list-item>
      </text:list>
      <text:p text:style-name="P6"><text:span text:style-name="T11">Версия </text:span>3.02</text:p>
      <text:list xml:id="list2246169012777766388" text:style-name="L21">
        <text:list-item>
          <text:p text:style-name="P57">Новая программа защиты корабля при нападении.</text:p>
        </text:list-item>
        <text:list-item>
          <text:p text:style-name="P57">Исправление алгоритма торговли. Корабли должны корректно торговать со станциями. Исправление бесконечной покупки и продажи товаров при торговле с доком.</text:p>
        </text:list-item>
        <text:list-item>
          <text:p text:style-name="P62"><text:span text:style-name="T11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11">аналог максимального объема склада для станций). </text:span></text:p>
        </text:list-item>
        <text:list-item>
          <text:p text:style-name="P57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57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57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57">Программа обслуживания кораблей в пути: ремонт на верфи, пополнение резервов.</text:p>
        </text:list-item>
        <text:list-item>
          <text:p text:style-name="P57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57">Улучшенный журнал.</text:p>
        </text:list-item>
      </text:list>
      <text:h text:style-name="Heading_20_1" text:outline-level="1"><text:bookmark-start text:name="__RefHeading__3380_1980337750"/>Тестирование на утечки памяти <text:bookmark-end text:name="__RefHeading__3380_1980337750"/></text:h>
      <text:p text:style-name="P11">Непонятно, является ли причиной утечки скрипты дроида (да какие там вообще могут быть утечки?) Но проверить нужно. Можно попробовать многократно позапускать тесты и проследить что будет с памятью. Но для этого сначала нужно сделать так, что бы тесты нормально работали в начале игры. То есть, переписать без привязки к открытым секторам.</text:p>
      <text:p text:style-name="P11"><text:soft-page-break/>Использование функциональных тестов в целях выявления утечек может дать недостоверную информацию. Поскольку функциональные тесты создают новые станции и корабли, увеличение объема используемой памяти может быть связано с наличием ссылок на уничтоженные объекты. <text:s/>Более достоверную информацию могут дать специальные тесты, которые не создают игровых объектов.</text:p>
      <text:p text:style-name="P10">Общие условия тестирования:</text:p>
      <text:list xml:id="list197857180152324091" text:style-name="L22">
        <text:list-item>
          <text:p text:style-name="P53">Старт новой игры (если не указано иное)</text:p>
        </text:list-item>
        <text:list-item>
          <text:p text:style-name="P53">После старта — активация скрипт-редактора с заходом в список скриптов</text:p>
        </text:list-item>
        <text:list-item>
          <text:p text:style-name="P53">Время работы засекается реальное, а не игровое</text:p>
        </text:list-item>
        <text:list-item>
          <text:p text:style-name="P53">Записывается объем занимаемой процессом памяти на начало теста и в конце</text:p>
        </text:list-item>
        <text:list-item>
          <text:p text:style-name="P53">Настройки графики на минимум</text:p>
        </text:list-item>
      </text:list>
      <text:p text:style-name="P10">Выполненные тесты:</text:p>
      <text:list xml:id="list294734040234826843" text:style-name="L23">
        <text:list-item>
          <text:p text:style-name="P73"><text:span text:style-name="T13">Коммандер Земли </text:span><text:span text:style-name="T9">(</text:span><text:span text:style-name="T13">без функциональных тестов): </text:span></text:p>
          <text:list>
            <text:list-item>
              <text:p text:style-name="P73"><text:span text:style-name="T9">18:00 – 726</text:span><text:span text:style-name="T13">М; </text:span></text:p>
            </text:list-item>
            <text:list-item>
              <text:p text:style-name="P73"><text:span text:style-name="T9">19:00 – 760</text:span><text:span text:style-name="T13">М.</text:span></text:p>
            </text:list-item>
          </text:list>
        </text:list-item>
        <text:list-item>
          <text:p text:style-name="P58">Коммандер Земли (500 итераций функциональных тестов): </text:p>
          <text:list>
            <text:list-item>
              <text:p text:style-name="P73"><text:span text:style-name="T9">19:02 – 731</text:span><text:span text:style-name="T13">М; </text:span></text:p>
            </text:list-item>
            <text:list-item>
              <text:p text:style-name="P73"><text:span text:style-name="T9">20:00 – 792</text:span><text:span text:style-name="T13">М</text:span><text:span text:style-name="T9">.</text:span><text:span text:style-name="T13"> </text:span></text:p>
            </text:list-item>
          </text:list>
        </text:list-item>
        <text:list-item>
          <text:p text:style-name="P58">Своя игра (без функциональных тестов): </text:p>
          <text:list>
            <text:list-item>
              <text:p text:style-name="P73"><text:span text:style-name="T9">22:28 – 696</text:span><text:span text:style-name="T13">М; </text:span></text:p>
            </text:list-item>
            <text:list-item>
              <text:p text:style-name="P73"><text:span text:style-name="T13">23:</text:span><text:span text:style-name="T9">28 – 780</text:span><text:span text:style-name="T13">М;</text:span></text:p>
            </text:list-item>
          </text:list>
        </text:list-item>
        <text:list-item>
          <text:p text:style-name="P58">Своя игра (500 итераций функциональных тестов): </text:p>
          <text:list>
            <text:list-item>
              <text:p text:style-name="P63">21:27 – 697M; </text:p>
            </text:list-item>
            <text:list-item>
              <text:p text:style-name="P73"><text:span text:style-name="T9">22:27 – 802</text:span><text:span text:style-name="T13">М.</text:span></text:p>
            </text:list-item>
          </text:list>
        </text:list-item>
        <text:list-item>
          <text:p text:style-name="P58"><text:soft-page-break/>Своя игра (10000 итераций функциональных тестов): </text:p>
          <text:list>
            <text:list-item>
              <text:p text:style-name="P73"><text:span text:style-name="T9">23:29 – 663</text:span><text:span text:style-name="T13">М; </text:span></text:p>
            </text:list-item>
            <text:list-item>
              <text:p text:style-name="P73"><text:span text:style-name="T9">00:29 – 826</text:span><text:span text:style-name="T13">М; </text:span></text:p>
            </text:list-item>
            <text:list-item>
              <text:p text:style-name="P73"><text:span text:style-name="T13">01:</text:span><text:span text:style-name="T9">29 – </text:span><text:span text:style-name="T13">843М; </text:span></text:p>
            </text:list-item>
            <text:list-item>
              <text:p text:style-name="P73"><text:span text:style-name="T13">02:</text:span><text:span text:style-name="T9">34 – </text:span><text:span text:style-name="T13">867М; </text:span></text:p>
            </text:list-item>
            <text:list-item>
              <text:p text:style-name="P73"><text:span text:style-name="T9">09:37 – 932</text:span><text:span text:style-name="T13">М;</text:span></text:p>
            </text:list-item>
          </text:list>
        </text:list-item>
        <text:list-item>
          <text:p text:style-name="P58">Своя игра (без функциональных тестов, в ходе теста выполнялся полет в секторе с редким перебором целей и стыковкой со станцией): </text:p>
          <text:list>
            <text:list-item>
              <text:p text:style-name="P73"><text:span text:style-name="T9">09:39 – 682</text:span><text:span text:style-name="T13">М; </text:span></text:p>
            </text:list-item>
            <text:list-item>
              <text:p text:style-name="P73"><text:span text:style-name="T9">10:39 – 808</text:span><text:span text:style-name="T13">М; </text:span></text:p>
            </text:list-item>
            <text:list-item>
              <text:p text:style-name="P73"><text:span text:style-name="T9">13:39 – 876</text:span><text:span text:style-name="T13">М; </text:span></text:p>
            </text:list-item>
            <text:list-item>
              <text:p text:style-name="P73"><text:span text:style-name="T9">14:39 – 915</text:span><text:span text:style-name="T13">М; </text:span></text:p>
            </text:list-item>
            <text:list-item>
              <text:p text:style-name="P73"><text:span text:style-name="T9">19:39 – </text:span><text:span text:style-name="T13">970М; </text:span></text:p>
            </text:list-item>
            <text:list-item>
              <text:p text:style-name="P73"><text:span text:style-name="T9">20:39 – 990</text:span><text:span text:style-name="T13">М; </text:span></text:p>
            </text:list-item>
            <text:list-item>
              <text:p text:style-name="P58">Залетел в сектор Стена — 1004М; </text:p>
            </text:list-item>
            <text:list-item>
              <text:p text:style-name="P58">Вернулся обратно в Аргон Прайм — 1046М; </text:p>
            </text:list-item>
            <text:list-item>
              <text:p text:style-name="P73"><text:span text:style-name="T13">21:</text:span><text:span text:style-name="T9">39 (п</text:span><text:span text:style-name="T13">ристыкован к верфи в АП</text:span><text:span text:style-name="T9">) – 1071</text:span><text:span text:style-name="T13">М; </text:span></text:p>
            </text:list-item>
            <text:list-item>
              <text:p text:style-name="P73"><text:span text:style-name="T9">22:39 (о</text:span><text:span text:style-name="T13">жидает в АП)</text:span><text:span text:style-name="T9"> – 1077</text:span><text:span text:style-name="T13">М;</text:span></text:p>
            </text:list-item>
            <text:list-item>
              <text:p text:style-name="P64"><text:span text:style-name="T31">23:39 (о</text:span><text:span text:style-name="T13">жидает в АП) — 1076М;</text:span></text:p>
            </text:list-item>
            <text:list-item>
              <text:p text:style-name="P64"><text:span text:style-name="T31">D2 00:39 —</text:span><text:span text:style-name="T13"> </text:span><text:span text:style-name="T31">1093М;</text:span></text:p>
            </text:list-item>
            <text:list-item>
              <text:p text:style-name="P64"><text:span text:style-name="T31">D2 03:39 (п</text:span><text:span text:style-name="T13">осле залета в Дом Света, пристыкован в доке АП)</text:span><text:span text:style-name="T31"> – </text:span><text:span text:style-name="T13">1210М;</text:span></text:p>
            </text:list-item>
            <text:list-item>
              <text:p text:style-name="P64"><text:span text:style-name="T31">D3 20</text:span><text:span text:style-name="T13">:</text:span><text:span text:style-name="T31">13 (</text:span><text:span text:style-name="T13">после загрузки) 731М;</text:span></text:p>
            </text:list-item>
            <text:list-item>
              <text:p text:style-name="P64"><text:soft-page-break/><text:span text:style-name="T31">D4 07:13 – 943</text:span><text:span text:style-name="T13">М;</text:span></text:p>
            </text:list-item>
            <text:list-item>
              <text:p text:style-name="P64"><text:span text:style-name="T31">D5 16:10 (</text:span><text:span text:style-name="T13">после загрузки) — 734М;</text:span></text:p>
            </text:list-item>
            <text:list-item>
              <text:p text:style-name="P64"><text:span text:style-name="T31">D5 17:10 – 820M</text:span><text:span text:style-name="T13">;</text:span></text:p>
            </text:list-item>
            <text:list-item>
              <text:p text:style-name="P63">D5 19:10 – 844M;</text:p>
            </text:list-item>
            <text:list-item>
              <text:p text:style-name="P64"><text:span text:style-name="T31">D5 20</text:span><text:span text:style-name="T13">:</text:span><text:span text:style-name="T31">10 – 871M;</text:span></text:p>
            </text:list-item>
            <text:list-item>
              <text:p text:style-name="P63">D5 21:10 – 880M;</text:p>
            </text:list-item>
            <text:list-item>
              <text:p text:style-name="P63">D5 22:10 – 892M;</text:p>
            </text:list-item>
            <text:list-item>
              <text:p text:style-name="P63">D5 23:10 – 916M;</text:p>
            </text:list-item>
            <text:list-item>
              <text:p text:style-name="P63">D6 00:10 – 912M;</text:p>
            </text:list-item>
            <text:list-item>
              <text:p text:style-name="P63">D6 09:10 – 966M;</text:p>
            </text:list-item>
            <text:list-item>
              <text:p text:style-name="P63">D6 11:10 – 993M;</text:p>
            </text:list-item>
            <text:list-item>
              <text:p text:style-name="P63">D6 12:10 – 999M;</text:p>
            </text:list-item>
            <text:list-item>
              <text:p text:style-name="P64"><text:span text:style-name="T31">D6 13:45 (</text:span><text:span text:style-name="T13">после загрузки) — 722</text:span><text:span text:style-name="T31">M;</text:span></text:p>
            </text:list-item>
            <text:list-item>
              <text:p text:style-name="P63">D6 18:45 – 942M;</text:p>
            </text:list-item>
            <text:list-item>
              <text:p text:style-name="P63">D6 20:45 – 969M;</text:p>
            </text:list-item>
            <text:list-item>
              <text:p text:style-name="P63">D6 21:45 – 976M;</text:p>
            </text:list-item>
            <text:list-item>
              <text:p text:style-name="P63">D6 22:45 – 977M;</text:p>
            </text:list-item>
            <text:list-item>
              <text:p text:style-name="P64"><text:span text:style-name="T31">D6 23:45 – </text:span><text:span text:style-name="T13">979</text:span><text:span text:style-name="T31">M;</text:span></text:p>
            </text:list-item>
            <text:list-item>
              <text:p text:style-name="P63">D7 00:45 – 984M;</text:p>
            </text:list-item>
            <text:list-item>
              <text:p text:style-name="P63">D7 09:45 – 1022M;</text:p>
            </text:list-item>
            <text:list-item>
              <text:p text:style-name="P63">D7 10:45 – 1034M;</text:p>
            </text:list-item>
            <text:list-item>
              <text:p text:style-name="P63"><text:soft-page-break/>D7 13:39 – 1060M;</text:p>
            </text:list-item>
            <text:list-item>
              <text:p text:style-name="P64"><text:span text:style-name="T31">D7 20:17 (</text:span><text:span text:style-name="T13">после загрузки) — 766</text:span><text:span text:style-name="T31">M;</text:span></text:p>
            </text:list-item>
            <text:list-item>
              <text:p text:style-name="P63">D7 21:32 – 848M;</text:p>
            </text:list-item>
            <text:list-item>
              <text:p text:style-name="P63">D8 11:22 – 967M;</text:p>
            </text:list-item>
            <text:list-item>
              <text:p text:style-name="P63">D8 16:29 – 984M;</text:p>
            </text:list-item>
            <text:list-item>
              <text:p text:style-name="P63">D8 18:16 – 998M;</text:p>
            </text:list-item>
            <text:list-item>
              <text:p text:style-name="P63">D9 04:30 – 1036M;</text:p>
            </text:list-item>
          </text:list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6672391407986223553" text:style-name="L24">
        <text:list-item>
          <text:p text:style-name="P59"><text:span text:style-name="T32">(В процессе) Приоритетная! После нескольких дней работы со скриптами стало вылетать с </text:span><text:span text:style-name="T10">out of memory. </text:span><text:span text:style-name="T32">На последних сохраненках процесс отжирает </text:span><text:span text:style-name="T10">3.5 </text:span><text:span text:style-name="T32">гига. Провести диагностику с целью выявления утечек при работе дроида. Определить возможность нормальной эксплуатации такого сложного программного комплекса и сделать выводы о перспективности разработки.</text:span></text:p>
        </text:list-item>
        <text:list-item>
          <text:p text:style-name="P59">Подчиненный перестал определять лидера. Хотя лидер показывает все правильно. Есть подозрение, что это из-за того, что у лидера была не запущена программа.</text:p>
        </text:list-item>
        <text:list-item>
          <text:p text:style-name="P59">Функция 612 сейчас работает только для станций, использует стандартные команды для получения количества товара и свободного места. Нужно заменить на вызов библиотечной функции?</text:p>
        </text:list-item>
        <text:list-item>
          <text:p text:style-name="P59">При торговле в секторе Пояс Астероидов периодически уничтожаются корабли <text:span text:style-name="T5">(X3AP)</text:span>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  <text:list-item>
          <text:p text:style-name="P38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59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59">Есть подозрение, что обработчики сигналов будут срабатывать всегда, если для корабля хотя бы один раз была выбрана программа. <text:span text:style-name="T21">Нужно в каждом обработчике добавить </text:span><text:soft-page-break/><text:span text:style-name="T21">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35">Добавить отправку пользователю сообщения о нападении.</text:p>
        </text:list-item>
        <text:list-item>
          <text:p text:style-name="P74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75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 То же самое для параметра «Мин. Продажа» - <text:span text:style-name="T5">ReadText8370-204.</text:span></text:p>
        </text:list-item>
        <text:list-item>
          <text:p text:style-name="P59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59">Функция 517 если цель — сектор, не учитывает флаги.</text:p>
        </text:list-item>
        <text:list-item>
          <text:p text:style-name="P76"><draw:frame draw:style-name="fr1" draw:name="Графический объект1" text:anchor-type="paragraph" svg:x="1.321cm" svg:y="-0.187cm" svg:width="14.737cm" svg:height="0.344cm" draw:z-index="0"><draw:image xlink:href="file:///C:/Program%20Files%20(x86)/OpenOffice%204/share/gallery/rulers/blkballs.gif" xlink:type="simple" xlink:show="embed" xlink:actuate="onLoad"/></draw:frame><text:span text:style-name="T5">(</text:span>Сделано 2017-11-07) Реализовать функцию 8212 для спецрезерва.</text:p>
        </text:list-item>
        <text:list-item>
          <text:p text:style-name="P76"><text:span text:style-name="T5">(</text:span>Сделано 2017-11-07) Реализовать функцию 8214 для спецрезерва.</text:p>
        </text:list-item>
        <text:list-item>
          <text:p text:style-name="P76"><text:span text:style-name="T5">(</text:span>Сделано 2017-11-06<text:span text:style-name="T5">)</text:span> Добавить настройку спецрезерва.</text:p>
        </text:list-item>
        <text:list-item>
          <text:p text:style-name="P76"><text:span text:style-name="T5">(</text:span>Сделано 2017-11-06) Ограничение <text:span text:style-name="T5">WAL </text:span>работает, но не совсем точно<text:span text:style-name="T5">. </text:span>Корабль может купить больше лимита <text:span text:style-name="T5">WAL, </text:span>после чего прекращает закупки<text:span text:style-name="T5">.</text:span></text:p>
        </text:list-item>
        <text:list-item>
          <text:p text:style-name="P76">(Сделано 2017-10-24) Обеспечить работу навигационного скрипта для Альдрина. Добавить возможность прыгать в сектор при наличии в нем прыжкового маяка.</text:p>
        </text:list-item>
        <text:list-item>
          <text:p text:style-name="P78">(С<text:span text:style-name="T11">делано 2017-10-23) Результат валидации может отличаться в зависимости о того, было ли указано количество. Сейчас может быть несколько сообщений подряд, в которых при одинаковой маске получается различный результат. Нужно добавить в сообщение о результате валидации количетво.</text:span></text:p>
        </text:list-item>
        <text:list-item>
          <text:p text:style-name="P76">(Сделано 2017-10-23) Навигатор должен сохранять спецрезерв батарей, если он задан.</text:p>
        </text:list-item>
        <text:list-item>
          <text:p text:style-name="P76"><text:span text:style-name="T5">(</text:span>Сделано 2017-10-23) 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<text:soft-page-break/>очередь будет способствовать выживаемости корабля, так как будет резерв для экстренного прыжка.</text:p>
        </text:list-item>
        <text:list-item>
          <text:p text:style-name="P76">(Сделано 2017-10-23) Не использование валидатора <text:span text:style-name="T5">#32 </text:span>в навигаторе при поиске станции дозаправки приводит к бесконечному циклу выбора станции которая торгует батареями, но в данный момент не имеет батарей для покупки. Навигатор необходимо переписать так, что бы он указывал минимальное количество через <text:span text:style-name="T5">MTB.</text:span></text:p>
        </text:list-item>
        <text:list-item>
          <text:p text:style-name="P76"><text:span text:style-name="T5">(</text:span>Сделано 2017-10-23) Добавлена функция 498 — получить объем топлива доступный для нормального использования ПД.</text:p>
        </text:list-item>
        <text:list-item>
          <text:p text:style-name="P76">(Сделано 2017-10-23) Добавлена функция 499 — получить список заправщиков сектора.</text:p>
        </text:list-item>
        <text:list-item>
          <text:p text:style-name="P76"><text:span text:style-name="T5">(С</text:span>делано 2017-10-22) Валидатор <text:span text:style-name="T5">#</text:span>32 в комбинации с лимитом <text:span text:style-name="T5">MTS </text:span>дает различные результаты при подсчете спроса, на основании которого выполняются закупочные рейсы и при валидации станций для продажи, когда указан объем на продажу. Это приводит к тому, что корабль закупается, а реализовать товар не может, так как ему не позволяет лимит <text:span text:style-name="T5">MTS. </text:span>Есть подозрение, что для <text:span text:style-name="T5">MTB </text:span>тоже самое, только менее заметный случай. Как вариант решения –<text:span text:style-name="T5"> </text:span>проверять <text:span text:style-name="T5">MTB/MTS </text:span>для станции, не рассматривая указанное количество.<text:span text:style-name="T5"> </text:span></text:p>
        </text:list-item>
        <text:list-item>
          <text:p text:style-name="P76">(Сделано 2017-10-22) Проверить и подправить все скрипты, использующие валидацию контрагентов по маске.</text:p>
        </text:list-item>
        <text:list-item>
          <text:p text:style-name="P76">(Сделано 2017-10-22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76"><text:span text:style-name="T5">(</text:span>Сделано 2017-10-22) Переход на <text:span text:style-name="T5">WareStruct-3.02</text:span></text:p>
        </text:list-item>
        <text:list-item>
          <text:p text:style-name="P76">(Сделано 2017-10-22) Переход на <text:span text:style-name="T5">ShupStruct-3.02</text:span></text:p>
        </text:list-item>
        <text:list-item>
          <text:p text:style-name="P39"><text:span text:style-name="T5">(С</text:span><text:span text:style-name="T11">делано 2017-10-22) Добавить в установку назначения и целей команд при выполнении навигационных операций.</text:span></text:p>
        </text:list-item>
        <text:list-item>
          <text:p text:style-name="P40"><text:span text:style-name="T11">(Сделано 2017-10-22) Для некоторых кораблей замечено, что прыжок выполняется достаточно долго. </text:span>M6 – <text:span text:style-name="T11">16 сек.</text:span>, TS – <text:span text:style-name="T11">чуть меньше.</text:span> <text:span text:style-name="T11"><text:s/>Возможно имеет смысл выпускать дронов перед прыжком. </text:span></text:p>
        </text:list-item>
        <text:list-item>
          <text:p text:style-name="P77"><text:span text:style-name="T5">(С</text:span>делано 2017-10-22) Функция <text:span text:style-name="T5">wwsl.util.loadProduct </text:span>вместо <text:span text:style-name="T5">Ware </text:span>должна требовать <text:span text:style-name="T5">WareStruct.</text:span></text:p>
        </text:list-item>
        <text:list-item>
          <text:p text:style-name="P77"><text:soft-page-break/><text:span text:style-name="T11">(Сделано 2017-10-22) Функция </text:span><text:span text:style-name="T5">wwsl.util.unloadProduct </text:span><text:span text:style-name="T11">вместо </text:span><text:span text:style-name="T5">Ware </text:span><text:span text:style-name="T11">должна требовать </text:span><text:span text:style-name="T5">WareStruct.</text:span></text:p>
        </text:list-item>
        <text:list-item>
          <text:p text:style-name="P77"><text:span text:style-name="T5">(С</text:span>делано 2017-10-22) Рефакторинг функции 607.</text:p>
        </text:list-item>
        <text:list-item>
          <text:p text:style-name="P77"><text:span text:style-name="T5">(С</text:span>делано 2017-10-11<text:span text:style-name="T11">) Рефакторинг функции 608.</text:span></text:p>
        </text:list-item>
        <text:list-item>
          <text:p text:style-name="P77"><text:span text:style-name="T5">(С</text:span>делано 2017-10-22) Рефакторинг функции <text:span text:style-name="T5">613 (</text:span>нужна для 604)<text:span text:style-name="T5">.</text:span></text:p>
        </text:list-item>
        <text:list-item>
          <text:p text:style-name="P77"><text:span text:style-name="T5">(С</text:span>делано 2017-10-22) Рефакторинг функции 609. Добавить поддержку <text:span text:style-name="T5">WareStruct </text:span>в качестве аргумента.</text:p>
        </text:list-item>
        <text:list-item>
          <text:p text:style-name="P77"><text:span text:style-name="T5">(С</text:span>делано 2017-10-22) После переделки функции <text:span text:style-name="T5">601, </text:span>функции 60<text:span text:style-name="T5">4</text:span> и <text:span text:style-name="T5">605</text:span> вероятно работают не правильно. Раньше они основывались на общем объеме трюма в единицах объема. А теперь у каждого товара свой <text:span text:style-name="T5">ware amount limit. </text:span>Доп. инфо: функция<text:span text:style-name="T5"> 604 </text:span>используется из 608 (поиск товара категорий 2/<text:span text:style-name="T5">3), wwsl.T2.trip.buyware; </text:span>функция <text:span text:style-name="T5">605 </text:span>используется из 607 (поиск товара категории 1), <text:span text:style-name="T5">wwsl.T2.trip.sellware</text:span></text:p>
        </text:list-item>
        <text:list-item>
          <text:p text:style-name="P77">(Сделано 2017-10-22) <text:span text:style-name="T5">Лимит MTS не работал на примере руды на одной из фабрик в Обители Легенды. Было установлено 10% MTS, но не продавал. После снятия лимита полетел продавать 13 штук. MTB так же не работал. Пшеницу не покупал, хотя находился на подходящей станции.</text:span></text:p>
        </text:list-item>
        <text:list-item>
          <text:p text:style-name="P77"><text:span text:style-name="T5">(</text:span>Сделано 2017-10-22) <text:span text:style-name="T5">Доработать функцию 601, чтобы она учитывала WAL товара, если он задан.</text:span></text:p>
        </text:list-item>
        <text:list-item>
          <text:p text:style-name="P77">(Сделано 2017-10-22) Рефакторинг диалога редактирования параметров товара. Добавлена опция выбора <text:span text:style-name="T5">WAL.</text:span></text:p>
        </text:list-item>
        <text:list-item>
          <text:p text:style-name="P80"><text:span text:style-name="T29">(</text:span><text:span text:style-name="T28">Сделано 2017-10-21) Адаптировать тесты </text:span><text:span text:style-name="T29">601 </text:span><text:span text:style-name="T28">и 706 для работы в обоих версиях </text:span><text:span text:style-name="T29">X3TC </text:span><text:span text:style-name="T28">и </text:span><text:span text:style-name="T29">X3AP.</text:span> </text:p>
        </text:list-item>
        <text:list-item>
          <text:p text:style-name="P77">(Сделано 2017-10-21) Перевод скриптов на версию движка <text:span text:style-name="T5">X3TC.</text:span></text:p>
        </text:list-item>
        <text:list-item>
          <text:p text:style-name="P77"><text:span text:style-name="T5">(</text:span>Сделано 2017-10-07<text:span text:style-name="T5">) </text:span>С тестами может быть проблема, если запустить тесты в самом начале игры, когда игроку доступен только один сектор. Нужно проверить и подправить тесты, где задействованы секторы, что бы они выполнялись для других рас и проверка «открытости» сектора игроком для них не выполнялась.</text:p>
        </text:list-item>
        <text:list-item>
          <text:p text:style-name="P76"><text:span text:style-name="T11">(Сделано 2017-10-04) Добавить функцию </text:span><text:span text:style-name="T5">706 - </text:span><text:span text:style-name="T11">получения зарезервированного объема трюма.</text:span></text:p>
        </text:list-item>
        <text:list-item>
          <text:p text:style-name="P76"><text:soft-page-break/><text:span text:style-name="T5">(</text:span>Сделано 2017-10-04) Рефакторинг функции 609.</text:p>
        </text:list-item>
        <text:list-item>
          <text:p text:style-name="P76"><text:span text:style-name="T5">(</text:span><text:span text:style-name="T11">Сделано 2017-10-04) Доработать функцию 504 что бы работала с резервом любого товара.</text:span></text:p>
        </text:list-item>
        <text:list-item>
          <text:p text:style-name="P76"><text:span text:style-name="T5">(</text:span>Сделано 2017-10-04) Тест функции <text:span text:style-name="T5">601 </text:span>для случая, когда корабль не может транспортировать товар.</text:p>
        </text:list-item>
        <text:list-item>
          <text:p text:style-name="P76">(Сделано <text:span text:style-name="T5">2017-10-04)</text:span> Рефакторинг и тесты функции 611.</text:p>
        </text:list-item>
        <text:list-item>
          <text:p text:style-name="P76"><text:span text:style-name="T5">(С</text:span>делано 2017-<text:span text:style-name="T5">1</text:span>0-03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В общем идея такая — отключать проверку объемов, если <text:span text:style-name="T5">wanted amount </text:span>равно <text:span text:style-name="T5">null. </text:span>То же самое делать во всех случаях, когда проверки связаны с <text:span text:style-name="T5">wanted amount.</text:span></text:p>
        </text:list-item>
        <text:list-item>
          <text:p text:style-name="P76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76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59"><text:span text:style-name="T28">(Сделано 2017-10-02) В версии </text:span><text:span text:style-name="T29">3.02 </text:span><text:span text:style-name="T28">появилась необходимость освободить последний аргумент функции </text:span><text:span text:style-name="T29">610</text:span><text:span text:style-name="T28">, для передачи параметров рабочей области для того, что бы расширить валидацию до проверок по стоплистам и другим параметрам рабочей области.</text:span> </text:p>
        </text:list-item>
        <text:list-item>
          <text:p text:style-name="P76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76"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76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76"><text:span text:style-name="T5">(</text:span>Сделано 2017-10-01) Функция 609 должна учитывать спецрезерв.</text:p>
        </text:list-item>
        <text:list-item>
          <text:p text:style-name="P76"><text:soft-page-break/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76"><text:span text:style-name="T5">(С</text:span>делано 2017-10-01) Реализовать валидатор <text:span text:style-name="T5">#64.</text:span></text:p>
        </text:list-item>
        <text:list-item>
          <text:p text:style-name="P76">(Сделано 2017-10-02) Ревью <text:span text:style-name="T5">f611.</text:span></text:p>
        </text:list-item>
        <text:list-item>
          <text:p text:style-name="P74"><text:span text:style-name="T30">(Сделано 2017-10-01) Пересмотреть сообщения валидации (удалить вообще?</text:span><text:span text:style-name="T29">)</text:span><text:span text:style-name="T30">.</text:span></text:p>
        </text:list-item>
      </text:list>
      <text:list xml:id="list5407767267109538945" text:style-name="L25">
        <text:list-item>
          <text:p text:style-name="P41">(<text:span text:style-name="T11">Исправлено</text:span> 2017-09-24) Скрипт навигации перестал правильно работать<text:span text:style-name="T11">.</text:span> <text:span text:style-name="T11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42"><text:span text:style-name="T29">(</text:span><text:span text:style-name="T30">Сделано </text:span><text:span text:style-name="T29">2017-09-24) </text:span><text:span text:style-name="T30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79">(<text:span text:style-name="T11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24DT8H28M54S</meta:editing-duration>
    <meta:editing-cycles>1186</meta:editing-cycles>
    <meta:generator>OpenOffice/4.1.3$Win32 OpenOffice.org_project/413m1$Build-9783</meta:generator>
    <dc:date>2017-11-07T21:33:59.93</dc:date>
    <meta:document-statistic meta:table-count="11" meta:image-count="1" meta:object-count="0" meta:page-count="37" meta:paragraph-count="801" meta:word-count="9620" meta:character-count="67694"/>
  </office:meta>
</office:document-meta>
</file>